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charset="x-symbol"/>
    <style:font-face style:name="Wingdings 2" svg:font-family="'Wingdings 2'" style:font-charset="x-symbol"/>
    <style:font-face style:name="OpenSymbol1" svg:font-family="OpenSymbol" style:font-adornments="Regular" style:font-pitch="variable" style:font-charset="x-symbol"/>
    <style:font-face style:name="Anonymous Pro" svg:font-family="'Anonymous Pro', Inconsolata, Menlo, Consolas, 'Bitstream Vera Sans Mono', 'Courier New', monospace"/>
    <style:font-face style:name="Arial1" svg:font-family="Arial"/>
    <style:font-face style:name="Consolas" svg:font-family="Consolas, 'Bitstream Vera Sans Mono', 'Courier New', Courier, monospace"/>
    <style:font-face style:name="Droid Sans Mono" svg:font-family="'Droid Sans Mono', monospace, monospace"/>
    <style:font-face style:name="Fira Mono" svg:font-family="'Fira Mono', Monaco, Consolas, 'Lucida Console', monospace"/>
    <style:font-face style:name="Helvetica W01" svg:font-family="'Helvetica W01'"/>
    <style:font-face style:name="Helvetica" svg:font-family="Helvetica, Arial, sans-serif"/>
    <style:font-face style:name="Lohit Devanagari1" svg:font-family="'Lohit Devanagari'"/>
    <style:font-face style:name="Merriweather" svg:font-family="Merriweather, sans-serif"/>
    <style:font-face style:name="Roboto" svg:font-family="Roboto, sans-serif"/>
    <style:font-face style:name="Rubik" svg:font-family="Rubik, system-ui, apple-system, BlinkMacSystemFont, 'Segoe UI', Roboto, 'Helvetica Neue', Arial, 'Noto Sans', sans-serif, 'Apple Color Emoji', 'Segoe UI Emoji', 'Segoe UI Symbol', 'Noto Color Emoji'"/>
    <style:font-face style:name="SancoaleSlab" svg:font-family="SancoaleSlab, Times, 'Times New Roman', serif"/>
    <style:font-face style:name="Slack-Lato" svg:font-family="Slack-Lato, Slack-Fractions, appleLogo, sans-serif"/>
    <style:font-face style:name="apple-system" svg:font-family="apple-system, BlinkMacSystemFont, 'Segoe UI Adjusted', 'Segoe UI', 'Liberation Sans', sans-serif"/>
    <style:font-face style:name="apple-system1" svg:font-family="apple-system, BlinkMacSystemFont, 'Segoe UI', Roboto, Oxygen, Ubuntu, Cantarell, 'Fira Sans', 'Droid Sans', 'Helvetica Neue', sans-serif"/>
    <style:font-face style:name="arial" svg:font-family="arial, sans-serif"/>
    <style:font-face style:name="inherit" svg:font-family="inherit"/>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Arial" svg:font-family="Arial" style:font-family-generic="roman" style:font-pitch="variable"/>
    <style:font-face style:name="Courier New" svg:font-family="'Courier New'"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arial1" svg:font-family="arial, sans-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Mono2"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1" svg:font-family="'Noto Sans Mono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4">
      <style:paragraph-properties>
        <style:tab-stops>
          <style:tab-stop style:position="6.3354in" style:type="right" style:leader-style="dotted" style:leader-text="."/>
        </style:tab-stops>
      </style:paragraph-properties>
    </style:style>
    <style:style style:name="P3" style:family="paragraph" style:parent-style-name="Heading_20_4">
      <style:text-properties officeooo:paragraph-rsid="00021c7b"/>
    </style:style>
    <style:style style:name="P4" style:family="paragraph" style:parent-style-name="Heading_20_4">
      <loext:graphic-properties draw:fill="solid" draw:fill-color="#ffffff" draw:opacity="100%"/>
      <style:paragraph-properties fo:margin-left="0in" fo:margin-right="0in" fo:margin-top="0in" fo:margin-bottom="0in" loext:contextual-spacing="false" fo:text-align="start" style:justify-single-word="false" fo:orphans="2" fo:widows="2" fo:text-indent="0in" style:auto-text-indent="false" fo:background-color="#ffffff" fo:padding="0in" fo:border="none"/>
      <style:text-properties officeooo:paragraph-rsid="00021c7b"/>
    </style:style>
    <style:style style:name="P5"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paragraph-rsid="00021c7b"/>
    </style:style>
    <style:style style:name="P6" style:family="paragraph" style:parent-style-name="Preformatted_20_Text">
      <loext:graphic-properties draw:fill="none" draw:fill-color="#ffffff"/>
      <style:paragraph-properties fo:margin-left="0in" fo:margin-right="0in" fo:margin-top="0in" fo:margin-bottom="0in" loext:contextual-spacing="false" fo:line-height="150%" fo:text-align="start" style:justify-single-word="false" fo:orphans="2" fo:widows="2" fo:text-indent="0in" style:auto-text-indent="false" fo:background-color="transparent" fo:padding="0in" fo:border="none"/>
      <style:text-properties officeooo:paragraph-rsid="00021c7b"/>
    </style:style>
    <style:style style:name="P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629" style:font-name="inherit" fo:font-size="11.25pt" fo:letter-spacing="normal" fo:font-style="normal" fo:font-weight="normal" officeooo:paragraph-rsid="00021c7b"/>
    </style:style>
    <style:style style:name="P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629" style:font-name="inherit" fo:font-size="11.25pt" fo:letter-spacing="normal" fo:font-style="normal" fo:font-weight="normal" officeooo:paragraph-rsid="00021c7b" loext:padding="0in" loext:border="none"/>
    </style:style>
    <style:style style:name="P9" style:family="paragraph" style:parent-style-name="Text_20_body">
      <loext:graphic-properties draw:fill="bitmap" draw:fill-color="#ffffff" draw:opacity="100%" style:repeat="no-repeat" draw:fill-image-ref-point="top-left"/>
      <style:paragraph-properties fo:margin-left="0in" fo:margin-right="0in" fo:margin-top="0in" fo:margin-bottom="0in" loext:contextual-spacing="false" fo:text-align="start" style:justify-single-word="false" fo:orphans="2" fo:widows="2" fo:text-indent="0in" style:auto-text-indent="false" fo:background-color="transparent" fo:padding="0in" fo:border="none"/>
      <style:text-properties fo:font-variant="normal" fo:text-transform="none" fo:color="#333333" style:font-name="Helvetica" fo:font-size="10.5pt" fo:letter-spacing="normal" fo:font-style="normal" fo:font-weight="normal" officeooo:paragraph-rsid="00021c7b"/>
    </style:style>
    <style:style style:name="P10" style:family="paragraph" style:parent-style-name="Text_20_body">
      <loext:graphic-properties draw:fill="solid" draw:fill-color="#ffffff" draw:opacity="100%"/>
      <style:paragraph-properties fo:margin-left="0in" fo:margin-right="0in" fo:margin-top="0in" fo:margin-bottom="0in" loext:contextual-spacing="false" fo:line-height="150%" fo:text-align="start" style:justify-single-word="false" fo:orphans="2" fo:widows="2" fo:text-indent="0in" style:auto-text-indent="false" fo:background-color="#ffffff" fo:padding="0in" fo:border="none"/>
      <style:text-properties officeooo:paragraph-rsid="00021c7b"/>
    </style:style>
    <style:style style:name="P1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paragraph-rsid="00021c7b"/>
    </style:style>
    <style:style style:name="P12" style:family="paragraph" style:parent-style-name="Text_20_body">
      <loext:graphic-properties draw:fill="bitmap" draw:fill-color="#ffffff" draw:opacity="100%" style:repeat="no-repeat" draw:fill-image-ref-point="top-left"/>
      <style:paragraph-properties fo:margin-left="0in" fo:margin-right="0in" fo:margin-top="0in" fo:margin-bottom="0in" loext:contextual-spacing="false" fo:text-align="start" style:justify-single-word="false" fo:orphans="2" fo:widows="2" fo:text-indent="0in" style:auto-text-indent="false" fo:background-color="transparent" fo:padding="0in" fo:border="none"/>
      <style:text-properties officeooo:paragraph-rsid="00021c7b"/>
    </style:style>
    <style:style style:name="P13" style:family="paragraph" style:parent-style-name="LO-normal">
      <style:paragraph-properties fo:margin-left="0in" fo:margin-right="0in" fo:line-height="115%" fo:text-indent="0in" style:auto-text-indent="false"/>
      <style:text-properties officeooo:paragraph-rsid="00021c7b"/>
    </style:style>
    <style:style style:name="P14" style:family="paragraph" style:parent-style-name="LO-normal">
      <style:paragraph-properties fo:margin-left="0in" fo:margin-right="0in" fo:orphans="2" fo:widows="2" fo:text-indent="0in" style:auto-text-indent="false"/>
      <style:text-properties fo:font-variant="normal" fo:text-transform="none" fo:color="#202124" style:font-name="arial1" fo:font-size="12pt" fo:letter-spacing="normal" fo:font-style="normal" fo:font-weight="normal" officeooo:paragraph-rsid="00021c7b" style:font-size-asian="12pt" style:font-style-asian="normal" style:font-weight-asian="normal"/>
    </style:style>
    <style:style style:name="P15" style:family="paragraph" style:parent-style-name="Quotations">
      <style:paragraph-properties fo:margin-left="0in" fo:margin-right="0in" fo:text-align="start" style:justify-single-word="false" fo:orphans="2" fo:widows="2" fo:text-indent="0in" style:auto-text-indent="false"/>
      <style:text-properties fo:font-variant="normal" fo:text-transform="none" fo:color="#232629" style:font-name="inherit" fo:font-size="11.25pt" fo:letter-spacing="normal" fo:font-style="normal" fo:font-weight="normal" officeooo:paragraph-rsid="00021c7b"/>
    </style:style>
    <style:style style:name="P16" style:family="paragraph" style:parent-style-name="Standard">
      <style:paragraph-properties fo:margin-left="0in" fo:margin-right="0in" fo:orphans="2" fo:widows="2" fo:text-indent="0in" style:auto-text-indent="false"/>
      <style:text-properties fo:font-variant="normal" fo:text-transform="none" fo:color="#5c6370" style:font-name="Fira Mono" fo:font-size="12pt" fo:letter-spacing="normal" fo:font-style="normal" fo:font-weight="normal" officeooo:paragraph-rsid="00021c7b" fo:background-color="#cccccc"/>
    </style:style>
    <style:style style:name="P17" style:family="paragraph" style:parent-style-name="Text_20_body">
      <style:paragraph-properties fo:margin-left="0in" fo:margin-right="0in" fo:orphans="2" fo:widows="2" fo:text-indent="0in" style:auto-text-indent="false"/>
      <style:text-properties fo:font-variant="normal" fo:text-transform="none" fo:color="#202124" style:font-name="arial" fo:font-size="12pt" fo:letter-spacing="normal" fo:font-style="normal" fo:font-weight="normal" officeooo:paragraph-rsid="00021c7b" fo:background-color="transparent"/>
    </style:style>
    <style:style style:name="P18" style:family="paragraph" style:parent-style-name="Text_20_body">
      <style:paragraph-properties fo:margin-left="0in" fo:margin-right="0in" fo:line-height="150%" fo:text-align="start" style:justify-single-word="false" fo:orphans="2" fo:widows="2" fo:text-indent="0in" style:auto-text-indent="false"/>
      <style:text-properties fo:font-variant="normal" fo:text-transform="none" fo:color="#333333" style:font-name="Helvetica" fo:font-size="10.5pt" fo:letter-spacing="normal" fo:font-style="normal" fo:font-weight="normal" officeooo:paragraph-rsid="00021c7b" fo:background-color="transparent"/>
    </style:style>
    <style:style style:name="P19" style:family="paragraph" style:parent-style-name="Text_20_body">
      <style:paragraph-properties fo:margin-left="0in" fo:margin-right="0in" fo:orphans="2" fo:widows="2" fo:text-indent="0in" style:auto-text-indent="false"/>
      <style:text-properties fo:font-variant="normal" fo:text-transform="none" fo:color="#3d3e44" style:font-name="Fira Mono" fo:font-size="12pt" fo:letter-spacing="normal" fo:font-style="normal" fo:font-weight="normal" officeooo:paragraph-rsid="00021c7b"/>
    </style:style>
    <style:style style:name="P20" style:family="paragraph" style:parent-style-name="Text_20_body">
      <style:paragraph-properties fo:margin-left="0in" fo:margin-right="0in" fo:orphans="2" fo:widows="2" fo:text-indent="0in" style:auto-text-indent="false"/>
      <style:text-properties fo:font-variant="normal" fo:text-transform="none" fo:color="#161616" style:font-name="Fira Mono" fo:font-size="12pt" fo:letter-spacing="normal" fo:font-style="normal" fo:font-weight="normal" officeooo:paragraph-rsid="00021c7b"/>
    </style:style>
    <style:style style:name="P21" style:family="paragraph" style:parent-style-name="Text_20_body">
      <style:paragraph-properties fo:margin-left="0in" fo:margin-right="0in" fo:orphans="2" fo:widows="2" fo:text-indent="0in" style:auto-text-indent="false"/>
      <style:text-properties fo:font-variant="normal" fo:text-transform="none" fo:color="#161616" style:font-name="Fira Mono" fo:font-size="12pt" fo:letter-spacing="normal" fo:font-style="normal" fo:font-weight="normal" officeooo:paragraph-rsid="00021c7b" fo:background-color="#cccccc"/>
    </style:style>
    <style:style style:name="P2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525960" style:font-name="apple-system" fo:font-size="11.25pt" fo:letter-spacing="normal" fo:font-style="normal" fo:font-weight="normal" officeooo:paragraph-rsid="00021c7b"/>
    </style:style>
    <style:style style:name="P2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629" style:font-name="apple-system" fo:font-size="11.25pt" fo:letter-spacing="normal" fo:font-style="normal" fo:font-weight="normal" officeooo:paragraph-rsid="00021c7b"/>
    </style:style>
    <style:style style:name="P24" style:family="paragraph" style:parent-style-name="Text_20_body">
      <style:paragraph-properties fo:margin-left="0in" fo:margin-right="0in" fo:orphans="2" fo:widows="2" fo:text-indent="0in" style:auto-text-indent="false"/>
      <style:text-properties fo:font-variant="normal" fo:text-transform="none" fo:color="#415377" style:font-name="Rubik" fo:font-size="13.5pt" fo:letter-spacing="normal" fo:font-style="normal" fo:font-weight="normal" officeooo:paragraph-rsid="00021c7b"/>
    </style:style>
    <style:style style:name="P25" style:family="paragraph" style:parent-style-name="Text_20_body">
      <style:paragraph-properties fo:margin-left="0in" fo:margin-right="0in" fo:line-height="150%" fo:text-align="start" style:justify-single-word="false" fo:orphans="2" fo:widows="2" fo:text-indent="0in" style:auto-text-indent="false"/>
      <style:text-properties officeooo:paragraph-rsid="00021c7b" fo:background-color="transparent"/>
    </style:style>
    <style:style style:name="P26" style:family="paragraph" style:parent-style-name="Text_20_body">
      <style:paragraph-properties fo:margin-left="0in" fo:margin-right="0in" fo:line-height="150%" fo:text-align="start" style:justify-single-word="false" fo:orphans="2" fo:widows="2" fo:text-indent="0in" style:auto-text-indent="false"/>
      <style:text-properties officeooo:paragraph-rsid="00021c7b"/>
    </style:style>
    <style:style style:name="P27"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fo:padding="0in" fo:border="none"/>
      <style:text-properties fo:font-variant="normal" fo:text-transform="none" fo:color="#232629" style:font-name="apple-system" fo:font-size="11.25pt" fo:letter-spacing="normal" fo:font-style="normal" fo:font-weight="normal" officeooo:paragraph-rsid="00021c7b" fo:background-color="transparent"/>
    </style:style>
    <style:style style:name="P28"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fo:padding="0in" fo:border="none"/>
      <style:text-properties fo:font-variant="normal" fo:text-transform="none" fo:color="#232629" style:font-name="apple-system" fo:font-size="11.25pt" fo:letter-spacing="normal" fo:font-style="normal" fo:font-weight="normal" officeooo:paragraph-rsid="00021c7b"/>
    </style:style>
    <style:style style:name="P29"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fo:padding="0in" fo:border="none"/>
      <style:text-properties fo:font-variant="normal" fo:text-transform="none" fo:color="#232629" style:font-name="inherit" fo:font-size="11.25pt" fo:letter-spacing="normal" fo:font-style="normal" fo:font-weight="normal" officeooo:paragraph-rsid="00021c7b" loext:padding="0in" loext:border="none"/>
    </style:style>
    <style:style style:name="P30" style:family="paragraph" style:parent-style-name="LO-normal">
      <style:text-properties fo:color="#202124" fo:font-size="12pt" officeooo:paragraph-rsid="00021c7b" fo:background-color="#ffffff" style:font-size-asian="12pt" style:font-size-complex="12pt"/>
    </style:style>
    <style:style style:name="P31" style:family="paragraph" style:parent-style-name="LO-normal">
      <loext:graphic-properties draw:fill="solid" draw:fill-color="#ffffff"/>
      <style:paragraph-properties fo:line-height="150%" fo:background-color="#ffffff"/>
      <style:text-properties fo:color="#202124" fo:font-size="12pt" officeooo:paragraph-rsid="00021c7b" fo:background-color="transparent" style:font-size-asian="12pt" style:font-size-complex="12pt"/>
    </style:style>
    <style:style style:name="P32" style:family="paragraph" style:parent-style-name="LO-normal">
      <loext:graphic-properties draw:fill="solid" draw:fill-color="#ffffff"/>
      <style:paragraph-properties fo:line-height="150%" fo:background-color="#ffffff"/>
      <style:text-properties fo:color="#202124" fo:font-size="12pt" officeooo:paragraph-rsid="00021c7b" style:font-size-asian="12pt" style:font-size-complex="12pt"/>
    </style:style>
    <style:style style:name="P33" style:family="paragraph" style:parent-style-name="LO-normal">
      <style:text-properties fo:color="#202124" fo:font-size="12pt" fo:font-weight="bold" officeooo:paragraph-rsid="00021c7b" fo:background-color="#ffffff" style:font-size-asian="12pt" style:font-weight-asian="bold" style:font-size-complex="12pt"/>
    </style:style>
    <style:style style:name="P34" style:family="paragraph" style:parent-style-name="LO-normal">
      <style:text-properties officeooo:paragraph-rsid="00021c7b"/>
    </style:style>
    <style:style style:name="P35" style:family="paragraph" style:parent-style-name="LO-normal">
      <style:text-properties fo:color="#3b3b3b" fo:font-size="11.5pt" officeooo:paragraph-rsid="00021c7b" fo:background-color="#eeeeee" style:font-size-asian="11.5pt" style:font-size-complex="11.5pt"/>
    </style:style>
    <style:style style:name="P36" style:family="paragraph" style:parent-style-name="LO-normal">
      <style:text-properties fo:font-size="14pt" officeooo:paragraph-rsid="00021c7b" style:font-size-asian="14pt" style:font-size-complex="14pt"/>
    </style:style>
    <style:style style:name="P37" style:family="paragraph" style:parent-style-name="LO-normal">
      <loext:graphic-properties draw:fill="solid" draw:fill-color="#ffffff"/>
      <style:paragraph-properties fo:margin-top="0in" fo:margin-bottom="0.1665in" loext:contextual-spacing="false" fo:line-height="100%" fo:background-color="#ffffff"/>
      <style:text-properties fo:color="#24292f" fo:font-size="12pt" officeooo:paragraph-rsid="00021c7b" fo:background-color="#ffffff" style:font-size-asian="12pt" style:font-size-complex="12pt"/>
    </style:style>
    <style:style style:name="P38" style:family="paragraph" style:parent-style-name="LO-normal">
      <loext:graphic-properties draw:fill="solid" draw:fill-color="#f5f5f5"/>
      <style:paragraph-properties fo:margin-left="0.5in" fo:margin-right="0in" fo:margin-top="0in" fo:margin-bottom="0.1665in" loext:contextual-spacing="false" fo:line-height="160%" fo:text-indent="0in" style:auto-text-indent="false" fo:background-color="#f5f5f5"/>
      <style:text-properties fo:color="#333333" fo:font-size="12pt" officeooo:paragraph-rsid="00021c7b" style:font-size-asian="12pt" style:font-size-complex="12pt"/>
    </style:style>
    <style:style style:name="P39" style:family="paragraph" style:parent-style-name="LO-normal">
      <loext:graphic-properties draw:fill="solid" draw:fill-color="#ffffff"/>
      <style:paragraph-properties fo:margin-top="0in" fo:margin-bottom="0.1528in" loext:contextual-spacing="false" fo:line-height="100%" fo:text-align="justify" style:justify-single-word="false" fo:background-color="#ffffff"/>
      <style:text-properties officeooo:paragraph-rsid="00021c7b"/>
    </style:style>
    <style:style style:name="P40" style:family="paragraph" style:parent-style-name="LO-normal">
      <loext:graphic-properties draw:fill="solid" draw:fill-color="#ffffff"/>
      <style:paragraph-properties fo:margin-top="0in" fo:margin-bottom="0.1528in" loext:contextual-spacing="false" fo:line-height="100%" fo:text-align="justify" style:justify-single-word="false" fo:background-color="#ffffff"/>
      <style:text-properties fo:color="#3b3b3b" fo:font-size="11.5pt" officeooo:paragraph-rsid="00021c7b" style:font-size-asian="11.5pt" style:font-size-complex="11.5pt"/>
    </style:style>
    <style:style style:name="P41" style:family="paragraph" style:parent-style-name="Standard">
      <loext:graphic-properties draw:fill="solid" draw:fill-color="#ffffff"/>
      <style:paragraph-properties fo:margin-top="0in" fo:margin-bottom="0.1528in" loext:contextual-spacing="false" fo:line-height="100%" fo:text-align="justify" style:justify-single-word="false" fo:background-color="#ffffff"/>
      <style:text-properties fo:color="#3b3b3b" fo:font-size="11.5pt" officeooo:paragraph-rsid="0008e664" style:font-size-asian="11.5pt" style:font-size-complex="11.5pt"/>
    </style:style>
    <style:style style:name="P42" style:family="paragraph" style:parent-style-name="Preformatted_20_Text">
      <style:text-properties officeooo:paragraph-rsid="00021c7b"/>
    </style:style>
    <style:style style:name="P43" style:family="paragraph" style:parent-style-name="Preformatted_20_Text">
      <style:paragraph-properties fo:padding="0in" fo:border="none"/>
      <style:text-properties officeooo:paragraph-rsid="00021c7b"/>
    </style:style>
    <style:style style:name="P44" style:family="paragraph" style:parent-style-name="Text_20_body">
      <style:paragraph-properties fo:padding="0in" fo:border="none"/>
      <style:text-properties officeooo:paragraph-rsid="00021c7b"/>
    </style:style>
    <style:style style:name="P45" style:family="paragraph" style:parent-style-name="Preformatted_20_Text">
      <style:paragraph-properties fo:margin-top="0in" fo:margin-bottom="0.1965in" loext:contextual-spacing="false" fo:padding="0in" fo:border="none"/>
      <style:text-properties officeooo:paragraph-rsid="00021c7b"/>
    </style:style>
    <style:style style:name="P46" style:family="paragraph" style:parent-style-name="Standard">
      <style:text-properties officeooo:rsid="003b2786" officeooo:paragraph-rsid="00021c7b" fo:background-color="transparent"/>
    </style:style>
    <style:style style:name="P47" style:family="paragraph" style:parent-style-name="Standard">
      <style:text-properties officeooo:paragraph-rsid="00021c7b" fo:background-color="transparent"/>
    </style:style>
    <style:style style:name="P48" style:family="paragraph" style:parent-style-name="Standard">
      <style:text-properties fo:color="#cccccc" officeooo:rsid="0036d7a7" officeooo:paragraph-rsid="00021c7b" fo:background-color="transparent"/>
    </style:style>
    <style:style style:name="P49" style:family="paragraph" style:parent-style-name="Standard">
      <style:text-properties fo:color="#111111" officeooo:rsid="0036d7a7" officeooo:paragraph-rsid="00021c7b" fo:background-color="transparent"/>
    </style:style>
    <style:style style:name="P50" style:family="paragraph" style:parent-style-name="Standard">
      <style:text-properties fo:color="#111111" officeooo:paragraph-rsid="00021c7b" fo:background-color="transparent"/>
    </style:style>
    <style:style style:name="P51" style:family="paragraph" style:parent-style-name="Standard">
      <style:text-properties officeooo:paragraph-rsid="00021c7b"/>
    </style:style>
    <style:style style:name="P52" style:family="paragraph" style:parent-style-name="Standard">
      <style:paragraph-properties fo:margin-left="0in" fo:margin-right="0.0417in" fo:text-indent="0in" style:auto-text-indent="false"/>
      <style:text-properties officeooo:paragraph-rsid="00021c7b"/>
    </style:style>
    <style:style style:name="P53" style:family="paragraph" style:parent-style-name="Text_20_body">
      <style:text-properties fo:color="#161616" officeooo:paragraph-rsid="00021c7b" fo:background-color="#cccccc"/>
    </style:style>
    <style:style style:name="P54" style:family="paragraph" style:parent-style-name="Text_20_body">
      <style:text-properties officeooo:rsid="0035b588" officeooo:paragraph-rsid="00021c7b" fo:background-color="transparent"/>
    </style:style>
    <style:style style:name="P55" style:family="paragraph" style:parent-style-name="Text_20_body">
      <style:text-properties officeooo:paragraph-rsid="00021c7b" fo:background-color="transparent"/>
    </style:style>
    <style:style style:name="P56" style:family="paragraph" style:parent-style-name="Text_20_body">
      <style:text-properties fo:font-variant="normal" fo:text-transform="none" fo:color="#202124" style:font-name="arial" fo:font-size="12pt" fo:letter-spacing="normal" fo:font-style="normal" fo:font-weight="normal" officeooo:rsid="00226b2a" officeooo:paragraph-rsid="00021c7b" fo:background-color="transparent" loext:padding="0in" loext:border="none"/>
    </style:style>
    <style:style style:name="P57" style:family="paragraph" style:parent-style-name="Text_20_body">
      <style:text-properties fo:font-variant="normal" fo:text-transform="none" fo:color="#202124" style:font-name="arial" fo:font-size="12pt" fo:letter-spacing="normal" fo:font-style="normal" fo:font-weight="normal" officeooo:rsid="00226b2a" officeooo:paragraph-rsid="00021c7b" fo:background-color="transparent"/>
    </style:style>
    <style:style style:name="P58" style:family="paragraph" style:parent-style-name="Text_20_body">
      <style:text-properties fo:font-variant="normal" fo:text-transform="none" fo:color="#202124" style:font-name="arial" fo:font-size="12pt" fo:letter-spacing="normal" fo:font-style="normal" fo:font-weight="normal" officeooo:paragraph-rsid="00021c7b" fo:background-color="transparent"/>
    </style:style>
    <style:style style:name="P59" style:family="paragraph" style:parent-style-name="Text_20_body">
      <style:text-properties fo:font-variant="normal" fo:text-transform="none" fo:color="#444444" style:font-name="Helvetica W01" fo:font-size="10.5pt" fo:letter-spacing="normal" fo:font-style="normal" fo:font-weight="normal" officeooo:rsid="0035b588" officeooo:paragraph-rsid="00021c7b" fo:background-color="transparent"/>
    </style:style>
    <style:style style:name="P60" style:family="paragraph" style:parent-style-name="Text_20_body">
      <style:text-properties fo:font-variant="normal" fo:text-transform="none" fo:color="#666666" style:font-name="Roboto" fo:font-size="15.75pt" fo:letter-spacing="normal" fo:font-style="normal" fo:font-weight="normal" officeooo:paragraph-rsid="00021c7b"/>
    </style:style>
    <style:style style:name="P61" style:family="paragraph" style:parent-style-name="Text_20_body">
      <style:text-properties fo:font-variant="normal" fo:text-transform="none" fo:color="#333333" style:font-name="Helvetica" fo:font-size="17.5pt" fo:letter-spacing="normal" fo:font-style="normal" fo:font-weight="normal" officeooo:rsid="004f2df9" officeooo:paragraph-rsid="00021c7b" style:font-size-asian="17.5pt" style:font-size-complex="17.5pt"/>
    </style:style>
    <style:style style:name="P62" style:family="paragraph" style:parent-style-name="Text_20_body">
      <style:text-properties fo:font-variant="normal" fo:text-transform="none" fo:color="#333333" style:font-name="Helvetica" fo:font-size="17.5pt" fo:letter-spacing="normal" fo:font-style="normal" fo:font-weight="normal" officeooo:paragraph-rsid="00021c7b" style:font-size-asian="17.5pt" style:font-size-complex="17.5pt"/>
    </style:style>
    <style:style style:name="P63" style:family="paragraph" style:parent-style-name="Text_20_body">
      <style:text-properties fo:font-variant="normal" fo:text-transform="none" fo:color="#333333" style:font-name="Helvetica" fo:font-size="18.5pt" fo:letter-spacing="normal" fo:font-style="normal" fo:font-weight="normal" officeooo:rsid="0050d215" officeooo:paragraph-rsid="00021c7b" style:font-size-asian="18.5pt" style:font-size-complex="18.5pt"/>
    </style:style>
    <style:style style:name="P64" style:family="paragraph" style:parent-style-name="Text_20_body">
      <style:text-properties fo:font-variant="normal" fo:text-transform="none" fo:color="#333333" style:font-name="Merriweather" fo:font-size="12pt" fo:letter-spacing="normal" fo:font-style="normal" fo:font-weight="normal" officeooo:paragraph-rsid="00021c7b"/>
    </style:style>
    <style:style style:name="P65" style:family="paragraph" style:parent-style-name="Text_20_body">
      <style:text-properties fo:font-variant="normal" fo:text-transform="none" style:font-name="Slack-Lato" fo:font-size="11.25pt" fo:letter-spacing="normal" fo:font-style="normal" style:text-underline-style="solid" style:text-underline-width="auto" style:text-underline-color="font-color" fo:font-weight="normal" officeooo:paragraph-rsid="00021c7b"/>
    </style:style>
    <style:style style:name="P66" style:family="paragraph" style:parent-style-name="Text_20_body">
      <style:text-properties fo:font-variant="normal" fo:text-transform="none" fo:color="#212529" style:font-name="SancoaleSlab" fo:font-size="13.5pt" fo:letter-spacing="normal" fo:font-style="normal" fo:font-weight="normal" officeooo:paragraph-rsid="00021c7b"/>
    </style:style>
    <style:style style:name="P67" style:family="paragraph" style:parent-style-name="Text_20_body">
      <style:text-properties officeooo:rsid="0035b588" officeooo:paragraph-rsid="00021c7b"/>
    </style:style>
    <style:style style:name="P68" style:family="paragraph" style:parent-style-name="Text_20_body">
      <style:text-properties fo:color="#cccccc" officeooo:rsid="0036d7a7" officeooo:paragraph-rsid="00021c7b" fo:background-color="transparent"/>
    </style:style>
    <style:style style:name="P69" style:family="paragraph" style:parent-style-name="Text_20_body">
      <style:text-properties fo:color="#cccccc" officeooo:paragraph-rsid="00021c7b" fo:background-color="transparent"/>
    </style:style>
    <style:style style:name="P70" style:family="paragraph" style:parent-style-name="Text_20_body">
      <style:text-properties officeooo:rsid="00406809" officeooo:paragraph-rsid="00021c7b"/>
    </style:style>
    <style:style style:name="P71" style:family="paragraph" style:parent-style-name="Text_20_body">
      <style:text-properties officeooo:rsid="004aaeb1" officeooo:paragraph-rsid="00021c7b"/>
    </style:style>
    <style:style style:name="P72" style:family="paragraph" style:parent-style-name="Text_20_body">
      <style:text-properties officeooo:rsid="009750a3" officeooo:paragraph-rsid="00021c7b"/>
    </style:style>
    <style:style style:name="P73" style:family="paragraph" style:parent-style-name="Text_20_body">
      <style:text-properties fo:font-size="12pt" officeooo:paragraph-rsid="00021c7b" style:font-size-asian="12pt" style:font-size-complex="12pt"/>
    </style:style>
    <style:style style:name="P74" style:family="paragraph" style:parent-style-name="Text_20_body">
      <style:text-properties officeooo:rsid="0066959c" officeooo:paragraph-rsid="00021c7b"/>
    </style:style>
    <style:style style:name="P75" style:family="paragraph" style:parent-style-name="Text_20_body">
      <style:text-properties officeooo:rsid="00792a75" officeooo:paragraph-rsid="00021c7b"/>
    </style:style>
    <style:style style:name="P76" style:family="paragraph" style:parent-style-name="Text_20_body">
      <style:text-properties officeooo:paragraph-rsid="00021c7b"/>
    </style:style>
    <style:style style:name="P77" style:family="paragraph" style:parent-style-name="Contents_20_Heading">
      <style:text-properties fo:color="#202124" fo:font-size="12pt" officeooo:paragraph-rsid="00021c7b" fo:background-color="#ffffff" style:font-size-asian="12pt" style:font-size-complex="12pt"/>
    </style:style>
    <style:style style:name="P78" style:family="paragraph" style:parent-style-name="Heading_20_1">
      <style:text-properties fo:color="#202124" fo:font-size="12pt" fo:background-color="#ffffff" style:font-size-asian="12pt" style:font-size-complex="12pt"/>
    </style:style>
    <style:style style:name="P79" style:family="paragraph" style:parent-style-name="Heading_20_1">
      <style:text-properties officeooo:paragraph-rsid="00021c7b"/>
    </style:style>
    <style:style style:name="P80" style:family="paragraph" style:parent-style-name="Heading_20_1">
      <style:text-properties officeooo:paragraph-rsid="00070ef4"/>
    </style:style>
    <style:style style:name="P81" style:family="paragraph" style:parent-style-name="Heading_20_1">
      <style:text-properties fo:font-size="12pt" fo:font-weight="bold" officeooo:paragraph-rsid="00021c7b" style:font-size-asian="12pt" style:font-weight-asian="bold" style:font-size-complex="12pt"/>
    </style:style>
    <style:style style:name="P82" style:family="paragraph" style:parent-style-name="Heading_20_1">
      <style:text-properties officeooo:paragraph-rsid="00021c7b" fo:background-color="transparent"/>
    </style:style>
    <style:style style:name="P83" style:family="paragraph" style:parent-style-name="Heading_20_1">
      <style:text-properties fo:color="#111111" officeooo:paragraph-rsid="00021c7b" fo:background-color="transparent"/>
    </style:style>
    <style:style style:name="P84" style:family="paragraph" style:parent-style-name="Heading_20_1">
      <style:text-properties fo:color="#111111" officeooo:rsid="00398a0d" officeooo:paragraph-rsid="00021c7b" fo:background-color="transparent"/>
    </style:style>
    <style:style style:name="P85" style:family="paragraph" style:parent-style-name="Heading_20_1">
      <style:text-properties officeooo:rsid="00406809" officeooo:paragraph-rsid="00021c7b"/>
    </style:style>
    <style:style style:name="P86" style:family="paragraph" style:parent-style-name="Heading_20_1">
      <style:text-properties officeooo:rsid="009750a3" officeooo:paragraph-rsid="00021c7b"/>
    </style:style>
    <style:style style:name="P87" style:family="paragraph" style:parent-style-name="LO-normal" style:list-style-name="WWNum19">
      <style:text-properties officeooo:paragraph-rsid="00021c7b"/>
    </style:style>
    <style:style style:name="P88" style:family="paragraph" style:parent-style-name="LO-normal" style:list-style-name="WWNum3">
      <loext:graphic-properties draw:fill="solid" draw:fill-color="#ffffff"/>
      <style:paragraph-properties fo:margin-left="0.5in" fo:margin-right="0in" fo:margin-top="0in" fo:margin-bottom="0in" loext:contextual-spacing="false" fo:line-height="100%" fo:text-indent="-0.25in" style:auto-text-indent="false" fo:background-color="#ffffff"/>
      <style:text-properties officeooo:paragraph-rsid="00021c7b"/>
    </style:style>
    <style:style style:name="P89" style:family="paragraph" style:parent-style-name="LO-normal" style:list-style-name="WWNum3">
      <loext:graphic-properties draw:fill="solid" draw:fill-color="#ffffff"/>
      <style:paragraph-properties fo:margin-left="0.5in" fo:margin-right="0in" fo:margin-top="0in" fo:margin-bottom="0in" loext:contextual-spacing="false" fo:line-height="100%" fo:text-indent="-0.25in" style:auto-text-indent="false" fo:background-color="#ffffff"/>
      <style:text-properties officeooo:paragraph-rsid="001a0f81"/>
    </style:style>
    <style:style style:name="P90" style:family="paragraph" style:parent-style-name="LO-normal" style:list-style-name="WWNum10">
      <loext:graphic-properties draw:fill="solid" draw:fill-color="#f5f5f5"/>
      <style:paragraph-properties fo:margin-left="0.5in" fo:margin-right="0in" fo:margin-top="0in" fo:margin-bottom="0in" loext:contextual-spacing="false" fo:line-height="160%" fo:text-indent="-0.25in" style:auto-text-indent="false" fo:background-color="#f5f5f5"/>
      <style:text-properties officeooo:paragraph-rsid="00021c7b"/>
    </style:style>
    <style:style style:name="P91" style:family="paragraph" style:parent-style-name="LO-normal" style:list-style-name="WWNum11">
      <loext:graphic-properties draw:fill="solid" draw:fill-color="#f5f5f5"/>
      <style:paragraph-properties fo:margin-left="0.5in" fo:margin-right="0in" fo:margin-top="0in" fo:margin-bottom="0in" loext:contextual-spacing="false" fo:line-height="160%" fo:text-indent="-0.25in" style:auto-text-indent="false" fo:background-color="#f5f5f5"/>
      <style:text-properties officeooo:paragraph-rsid="00021c7b"/>
    </style:style>
    <style:style style:name="P92" style:family="paragraph" style:parent-style-name="LO-normal" style:list-style-name="WWNum16">
      <loext:graphic-properties draw:fill="solid" draw:fill-color="#f5f5f5"/>
      <style:paragraph-properties fo:margin-left="0.5in" fo:margin-right="0in" fo:margin-top="0in" fo:margin-bottom="0in" loext:contextual-spacing="false" fo:line-height="160%" fo:text-indent="-0.25in" style:auto-text-indent="false" fo:background-color="#f5f5f5"/>
      <style:text-properties officeooo:paragraph-rsid="00021c7b"/>
    </style:style>
    <style:style style:name="P93" style:family="paragraph" style:parent-style-name="LO-normal" style:list-style-name="WWNum13">
      <loext:graphic-properties draw:fill="solid" draw:fill-color="#f5f5f5"/>
      <style:paragraph-properties fo:margin-left="0.5in" fo:margin-right="0in" fo:margin-top="0in" fo:margin-bottom="0in" loext:contextual-spacing="false" fo:line-height="160%" fo:text-indent="-0.25in" style:auto-text-indent="false" fo:background-color="#f5f5f5"/>
      <style:text-properties officeooo:paragraph-rsid="00021c7b"/>
    </style:style>
    <style:style style:name="P94" style:family="paragraph" style:parent-style-name="LO-normal" style:list-style-name="WWNum1">
      <loext:graphic-properties draw:fill="solid" draw:fill-color="#f5f5f5"/>
      <style:paragraph-properties fo:margin-left="0.5in" fo:margin-right="0in" fo:margin-top="0in" fo:margin-bottom="0in" loext:contextual-spacing="false" fo:line-height="160%" fo:text-indent="-0.25in" style:auto-text-indent="false" fo:background-color="#f5f5f5"/>
      <style:text-properties officeooo:paragraph-rsid="00021c7b"/>
    </style:style>
    <style:style style:name="P95" style:family="paragraph" style:parent-style-name="LO-normal" style:list-style-name="WWNum3">
      <loext:graphic-properties draw:fill="solid" draw:fill-color="#ffffff"/>
      <style:paragraph-properties fo:margin-left="0.5in" fo:margin-right="0in" fo:margin-top="0in" fo:margin-bottom="0.1665in" loext:contextual-spacing="false" fo:line-height="100%" fo:text-indent="-0.25in" style:auto-text-indent="false" fo:background-color="#ffffff"/>
      <style:text-properties officeooo:paragraph-rsid="00021c7b"/>
    </style:style>
    <style:style style:name="P96" style:family="paragraph" style:parent-style-name="LO-normal" style:list-style-name="WWNum17">
      <loext:graphic-properties draw:fill="solid" draw:fill-color="#f5f5f5"/>
      <style:paragraph-properties fo:margin-left="0.5in" fo:margin-right="0in" fo:margin-top="0in" fo:margin-bottom="0.1665in" loext:contextual-spacing="false" fo:line-height="160%" fo:text-indent="-0.25in" style:auto-text-indent="false" fo:background-color="#f5f5f5"/>
      <style:text-properties officeooo:paragraph-rsid="00021c7b"/>
    </style:style>
    <style:style style:name="P97" style:family="paragraph" style:parent-style-name="LO-normal" style:list-style-name="WWNum19">
      <style:paragraph-properties fo:margin-left="0.5in" fo:margin-right="0in" fo:text-indent="-0.25in" style:auto-text-indent="false"/>
      <style:text-properties officeooo:paragraph-rsid="0017668c"/>
    </style:style>
    <style:style style:name="P98" style:family="paragraph" style:parent-style-name="LO-normal" style:list-style-name="WWNum19">
      <style:paragraph-properties fo:margin-left="0.5in" fo:margin-right="0in" fo:text-indent="-0.25in" style:auto-text-indent="false"/>
      <style:text-properties officeooo:paragraph-rsid="00139f3c"/>
    </style:style>
    <style:style style:name="P99" style:family="paragraph" style:parent-style-name="LO-normal" style:list-style-name="WWNum19">
      <style:paragraph-properties fo:margin-left="0.5in" fo:margin-right="0in" fo:text-indent="-0.25in" style:auto-text-indent="false"/>
      <style:text-properties officeooo:paragraph-rsid="00021c7b"/>
    </style:style>
    <style:style style:name="P100" style:family="paragraph" style:parent-style-name="LO-normal" style:list-style-name="WWNum3">
      <loext:graphic-properties draw:fill="solid" draw:fill-color="#ffffff"/>
      <style:paragraph-properties fo:margin-left="0in" fo:margin-right="0in" fo:margin-top="0in" fo:margin-bottom="0.1665in" loext:contextual-spacing="false" fo:line-height="100%" fo:text-indent="0in" style:auto-text-indent="false" fo:background-color="#ffffff"/>
      <style:text-properties fo:color="#24292f" fo:font-size="12pt" officeooo:paragraph-rsid="0002e06b" fo:background-color="#ffffff" style:font-size-asian="12pt" style:font-size-complex="12pt"/>
    </style:style>
    <style:style style:name="P101" style:family="paragraph" style:parent-style-name="Text_20_body" style:list-style-name="L1">
      <style:text-properties officeooo:rsid="00406809" officeooo:paragraph-rsid="00129ac8"/>
    </style:style>
    <style:style style:name="P102" style:family="paragraph" style:parent-style-name="Text_20_body" style:list-style-name="L7">
      <style:text-properties fo:font-variant="normal" fo:text-transform="none" fo:color="#666666" style:font-name="Roboto" fo:font-size="15.75pt" fo:letter-spacing="normal" fo:font-style="normal" fo:font-weight="normal" officeooo:paragraph-rsid="00021c7b"/>
    </style:style>
    <style:style style:name="P103" style:family="paragraph" style:parent-style-name="Text_20_body" style:list-style-name="L8">
      <style:text-properties fo:font-variant="normal" fo:text-transform="none" fo:color="#333333" style:font-name="Merriweather" fo:font-size="12pt" fo:letter-spacing="normal" fo:font-style="normal" fo:font-weight="normal" officeooo:paragraph-rsid="00021c7b"/>
    </style:style>
    <style:style style:name="P104" style:family="paragraph" style:parent-style-name="Text_20_body">
      <style:text-properties fo:font-variant="normal" fo:text-transform="none" fo:color="#202124" style:font-name="arial" fo:font-size="12pt" fo:letter-spacing="normal" fo:font-style="normal" fo:font-weight="normal" officeooo:rsid="00226b2a" officeooo:paragraph-rsid="001dc349" fo:background-color="transparent"/>
    </style:style>
    <style:style style:name="P105" style:family="paragraph" style:parent-style-name="Text_20_body" style:list-style-name="L2">
      <style:paragraph-properties fo:margin-left="0in" fo:margin-right="0in" fo:margin-top="0in" fo:margin-bottom="0in" loext:contextual-spacing="false" fo:line-height="150%" fo:orphans="2" fo:widows="2" fo:text-indent="0in" style:auto-text-indent="false" fo:padding="0in" fo:border="none"/>
      <style:text-properties fo:font-variant="normal" fo:text-transform="none" fo:color="#202124" style:font-name="arial" fo:font-size="12pt" fo:letter-spacing="normal" fo:font-style="normal" fo:font-weight="normal" officeooo:rsid="00226b2a" officeooo:paragraph-rsid="00021c7b" fo:background-color="transparent" loext:padding="0in" loext:border="none"/>
    </style:style>
    <style:style style:name="P106" style:family="paragraph" style:parent-style-name="Text_20_body" style:list-style-name="L2">
      <style:paragraph-properties fo:margin-left="0in" fo:margin-right="0in" fo:margin-top="0in" fo:margin-bottom="0in" loext:contextual-spacing="false" fo:line-height="150%" fo:orphans="2" fo:widows="2" fo:text-indent="0in" style:auto-text-indent="false" fo:padding="0in" fo:border="none"/>
      <style:text-properties fo:font-variant="normal" fo:text-transform="none" fo:color="#161616" style:font-name="inherit" fo:font-size="12pt" fo:letter-spacing="normal" fo:font-style="normal" fo:font-weight="normal" officeooo:paragraph-rsid="00021c7b" fo:background-color="transparent" loext:padding="0in" loext:border="none"/>
    </style:style>
    <style:style style:name="P107" style:family="paragraph" style:parent-style-name="Text_20_body" style:list-style-name="L4">
      <loext:graphic-properties draw:fill="bitmap" draw:fill-color="#ffffff" draw:opacity="100%" style:repeat="no-repeat" draw:fill-image-ref-point="top-left"/>
      <style:paragraph-properties fo:margin-left="0in" fo:margin-right="0in" fo:margin-top="0in" fo:margin-bottom="0in" loext:contextual-spacing="false" fo:line-height="150%" fo:text-align="start" style:justify-single-word="false" fo:orphans="2" fo:widows="2" fo:text-indent="0in" style:auto-text-indent="false" fo:background-color="transparent" fo:padding="0in" fo:border="none"/>
      <style:text-properties officeooo:paragraph-rsid="00021c7b"/>
    </style:style>
    <style:style style:name="P108" style:family="paragraph" style:parent-style-name="Text_20_body" style:list-style-name="L3">
      <loext:graphic-properties draw:fill="bitmap" draw:fill-color="#ffffff" draw:opacity="100%" style:repeat="no-repeat" draw:fill-image-ref-point="top-left"/>
      <style:paragraph-properties fo:margin-top="0in" fo:margin-bottom="0in" loext:contextual-spacing="false" fo:line-height="150%" fo:text-align="start" style:justify-single-word="false" fo:orphans="2" fo:widows="2" fo:background-color="transparent" fo:padding="0in" fo:border="none"/>
      <style:text-properties officeooo:paragraph-rsid="00021c7b"/>
    </style:style>
    <style:style style:name="P109" style:family="paragraph" style:parent-style-name="Text_20_body" style:list-style-name="L5">
      <loext:graphic-properties draw:fill="bitmap" draw:fill-color="#ffffff" draw:opacity="100%" style:repeat="no-repeat" draw:fill-image-ref-point="top-left"/>
      <style:paragraph-properties fo:margin-top="0in" fo:margin-bottom="0in" loext:contextual-spacing="false" fo:line-height="150%" fo:text-align="start" style:justify-single-word="false" fo:orphans="2" fo:widows="2" fo:background-color="transparent" fo:padding="0in" fo:border="none"/>
      <style:text-properties officeooo:paragraph-rsid="00021c7b"/>
    </style:style>
    <style:style style:name="P110" style:family="paragraph" style:parent-style-name="Text_20_body" style:list-style-name="L6">
      <loext:graphic-properties draw:fill="bitmap" draw:fill-color="#ffffff" draw:opacity="100%" style:repeat="no-repeat" draw:fill-image-ref-point="top-left"/>
      <style:paragraph-properties fo:margin-top="0in" fo:margin-bottom="0in" loext:contextual-spacing="false" fo:line-height="150%" fo:text-align="start" style:justify-single-word="false" fo:orphans="2" fo:widows="2" fo:background-color="transparent" fo:padding="0in" fo:border="none"/>
      <style:text-properties officeooo:paragraph-rsid="00021c7b"/>
    </style:style>
    <style:style style:name="T1" style:family="text">
      <style:text-properties fo:font-style="italic" style:font-style-asian="italic"/>
    </style:style>
    <style:style style:name="T2" style:family="text">
      <style:text-properties fo:font-style="normal"/>
    </style:style>
    <style:style style:name="T3" style:family="text">
      <style:text-properties fo:color="#1155cc" fo:font-size="12pt" fo:background-color="#ffffff" loext:char-shading-value="0" style:font-size-asian="12pt" style:font-size-complex="12pt"/>
    </style:style>
    <style:style style:name="T4" style:family="text">
      <style:text-properties fo:color="#1155cc" style:text-underline-style="solid" style:text-underline-width="auto" style:text-underline-color="font-color"/>
    </style:style>
    <style:style style:name="T5" style:family="text">
      <style:text-properties fo:color="#24292f" fo:font-size="12pt" fo:background-color="#ffffff" loext:char-shading-value="0" style:font-size-asian="12pt" style:font-size-complex="12pt"/>
    </style:style>
    <style:style style:name="T6" style:family="text">
      <style:text-properties fo:color="#24292f" fo:font-size="12pt" officeooo:rsid="000f9e9e" fo:background-color="#ffffff" loext:char-shading-value="0" style:font-size-asian="12pt" style:font-size-complex="12pt"/>
    </style:style>
    <style:style style:name="T7" style:family="text">
      <style:text-properties fo:color="#24292f" style:font-name="Droid Sans Mono" fo:font-size="12pt" fo:font-weight="normal" officeooo:rsid="000f9e9e" fo:background-color="#ffffff" loext:char-shading-value="0" style:font-size-asian="12pt" style:font-size-complex="12pt"/>
    </style:style>
    <style:style style:name="T8" style:family="text">
      <style:text-properties fo:color="#333333" fo:font-size="12pt" fo:font-weight="bold" style:font-size-asian="12pt" style:font-weight-asian="bold" style:font-size-complex="12pt"/>
    </style:style>
    <style:style style:name="T9" style:family="text">
      <style:text-properties fo:color="#333333" fo:font-size="12pt" style:font-size-asian="12pt" style:font-size-complex="12pt"/>
    </style:style>
    <style:style style:name="T10" style:family="text">
      <style:text-properties fo:color="#333333" fo:font-size="10.5pt" style:font-size-asian="10.5pt" style:font-size-complex="10.5pt"/>
    </style:style>
    <style:style style:name="T11" style:family="text">
      <style:text-properties fo:color="#1779ba" fo:font-size="12pt" style:font-size-asian="12pt" style:font-size-complex="12pt"/>
    </style:style>
    <style:style style:name="T12" style:family="text">
      <style:text-properties fo:color="#3b3b3b" fo:font-size="11.5pt" fo:background-color="#eeeeee" loext:char-shading-value="0" style:font-size-asian="11.5pt" style:font-size-complex="11.5pt"/>
    </style:style>
    <style:style style:name="T13" style:family="text">
      <style:text-properties fo:color="#3b3b3b" fo:font-size="11.5pt" style:font-size-asian="11.5pt" style:font-size-complex="11.5pt"/>
    </style:style>
    <style:style style:name="T14" style:family="text">
      <style:text-properties fo:color="#3b3b3b" fo:font-size="11.5pt" fo:font-style="italic" style:font-size-asian="11.5pt" style:font-style-asian="italic" style:font-size-complex="11.5pt"/>
    </style:style>
    <style:style style:name="T15" style:family="text">
      <style:text-properties fo:color="#3b3b3b" style:font-name="Courier New" fo:font-size="10.5pt" fo:background-color="#eeeeee" loext:char-shading-value="0" style:font-name-asian="Courier New1" style:font-size-asian="10.5pt" style:font-name-complex="Courier New1" style:font-size-complex="10.5pt"/>
    </style:style>
    <style:style style:name="T16" style:family="text">
      <style:text-properties fo:color="#990073" fo:font-size="11.5pt" fo:background-color="#eeeeee" loext:char-shading-value="0" style:font-size-asian="11.5pt" style:font-size-complex="11.5pt"/>
    </style:style>
    <style:style style:name="T17" style:family="text">
      <style:text-properties fo:color="#dd1144" fo:font-size="11.5pt" fo:background-color="#eeeeee" loext:char-shading-value="0" style:font-size-asian="11.5pt" style:font-size-complex="11.5pt"/>
    </style:style>
    <style:style style:name="T18" style:family="text">
      <style:text-properties fo:color="#999988" fo:font-size="11.5pt" fo:font-style="italic" fo:background-color="#eeeeee" loext:char-shading-value="0" style:font-size-asian="11.5pt" style:font-style-asian="italic" style:font-size-complex="11.5pt"/>
    </style:style>
    <style:style style:name="T19" style:family="text">
      <style:text-properties fo:color="#cc0000" style:font-name="Courier New" fo:font-size="10.5pt" fo:background-color="#eeeeee" loext:char-shading-value="0" style:font-name-asian="Courier New1" style:font-size-asian="10.5pt" style:font-name-complex="Courier New1" style:font-size-complex="10.5pt"/>
    </style:style>
    <style:style style:name="T20" style:family="text">
      <style:text-properties fo:font-size="12pt" fo:font-style="italic" fo:font-weight="bold" style:font-size-asian="12pt" style:font-style-asian="italic" style:font-weight-asian="bold" style:font-size-complex="12pt"/>
    </style:style>
    <style:style style:name="T21" style:family="text">
      <style:text-properties fo:font-size="12pt" fo:font-style="italic" style:font-size-asian="12pt" style:font-style-asian="italic" style:font-size-complex="12pt"/>
    </style:style>
    <style:style style:name="T22" style:family="text">
      <style:text-properties fo:font-size="12pt" fo:font-style="italic" officeooo:rsid="0001ebe6" style:font-size-asian="12pt" style:font-style-asian="italic" style:font-size-complex="12pt"/>
    </style:style>
    <style:style style:name="T23" style:family="text">
      <style:text-properties fo:font-size="12pt" style:font-size-asian="12pt" style:font-size-complex="12pt"/>
    </style:style>
    <style:style style:name="T24" style:family="text">
      <style:text-properties fo:font-size="12pt" fo:font-weight="bold" style:font-size-asian="12pt" style:font-weight-asian="bold" style:font-size-complex="12pt"/>
    </style:style>
    <style:style style:name="T25" style:family="text">
      <style:text-properties fo:color="#202124" fo:font-size="12pt" fo:font-weight="bold" style:font-size-asian="12pt" style:font-weight-asian="bold" style:font-size-complex="12pt"/>
    </style:style>
    <style:style style:name="T26" style:family="text">
      <style:text-properties fo:color="#202124" fo:font-size="12pt" style:font-size-asian="12pt" style:font-size-complex="12pt"/>
    </style:style>
    <style:style style:name="T27" style:family="text">
      <style:text-properties fo:font-variant="normal" fo:text-transform="none" fo:color="#0051c3" style:text-line-through-style="none" style:text-line-through-type="none" style:font-name="apple-system1" fo:font-size="12pt" fo:letter-spacing="normal" fo:font-style="normal" style:text-underline-style="none" fo:font-weight="normal" officeooo:rsid="001e7e01" style:text-blinking="false"/>
    </style:style>
    <style:style style:name="T28" style:family="text">
      <style:text-properties fo:font-variant="normal" fo:text-transform="none" fo:color="#222222" style:font-name="apple-system1" fo:font-size="12pt" fo:letter-spacing="normal" fo:font-style="normal" fo:font-weight="normal"/>
    </style:style>
    <style:style style:name="T29" style:family="text">
      <style:text-properties fo:font-variant="normal" fo:text-transform="none" fo:color="#222222" style:font-name="Anonymous Pro" fo:font-size="10.5pt" fo:letter-spacing="normal" fo:font-style="normal" fo:font-weight="normal" fo:background-color="transparent" loext:char-shading-value="0" loext:padding="0in" loext:border="none"/>
    </style:style>
    <style:style style:name="T30" style:family="text">
      <style:text-properties fo:font-variant="normal" fo:text-transform="none" fo:color="#222222" style:font-name="Anonymous Pro" fo:font-size="10.5pt" fo:letter-spacing="normal" fo:font-style="normal" fo:font-weight="normal" officeooo:rsid="005eaef0" fo:background-color="transparent" loext:char-shading-value="0" loext:padding="0in" loext:border="none"/>
    </style:style>
    <style:style style:name="T31" style:family="text">
      <style:text-properties fo:font-variant="normal" fo:text-transform="none" fo:color="#222222" style:font-name="Anonymous Pro" fo:font-size="10.5pt" fo:letter-spacing="normal" fo:font-style="normal" fo:font-weight="bold" fo:background-color="transparent" loext:char-shading-value="0" style:font-weight-asian="bold" style:font-weight-complex="bold" loext:padding="0in" loext:border="none"/>
    </style:style>
    <style:style style:name="T32" style:family="text">
      <style:text-properties fo:font-variant="normal" fo:text-transform="none" fo:color="#222222" style:font-name="Consolas" fo:font-size="10.5pt" fo:letter-spacing="normal" fo:font-style="normal" fo:font-weight="normal" loext:padding="0in" loext:border="none"/>
    </style:style>
    <style:style style:name="T33" style:family="text">
      <style:text-properties fo:font-variant="normal" fo:text-transform="none" fo:color="#222222" fo:letter-spacing="normal" fo:background-color="transparent" loext:char-shading-value="0" loext:padding="0in" loext:border="none"/>
    </style:style>
    <style:style style:name="T34" style:family="text">
      <style:text-properties fo:font-variant="normal" fo:text-transform="none" fo:color="#333333" style:font-name="Helvetica" fo:font-size="10.5pt" fo:letter-spacing="normal" fo:font-style="normal" fo:font-weight="normal"/>
    </style:style>
    <style:style style:name="T35" style:family="text">
      <style:text-properties fo:font-variant="normal" fo:text-transform="none" fo:color="#333333" style:font-name="Helvetica" fo:font-size="10.5pt" fo:letter-spacing="normal" fo:font-style="normal" fo:font-weight="normal" fo:background-color="transparent" loext:char-shading-value="0"/>
    </style:style>
    <style:style style:name="T36" style:family="text">
      <style:text-properties fo:font-variant="normal" fo:text-transform="none" fo:color="#333333" style:font-name="Helvetica" fo:font-size="10.5pt" fo:letter-spacing="normal" fo:font-style="normal" fo:font-weight="bold" style:font-weight-asian="bold" style:font-weight-complex="bold"/>
    </style:style>
    <style:style style:name="T37" style:family="text">
      <style:text-properties fo:font-variant="normal" fo:text-transform="none" fo:color="#333333" style:text-line-through-style="none" style:text-line-through-type="none" style:font-name="Helvetica" fo:font-size="12.75pt" fo:letter-spacing="normal" fo:font-style="normal" style:text-underline-style="none" fo:font-weight="bold" style:text-blinking="false" fo:background-color="transparent" loext:char-shading-value="0" style:font-weight-asian="bold" style:font-weight-complex="bold" loext:padding="0in" loext:border="none"/>
    </style:style>
    <style:style style:name="T38" style:family="text">
      <style:text-properties fo:font-variant="normal" fo:text-transform="none" fo:color="#202124" style:font-name="arial" fo:font-size="12pt" fo:letter-spacing="normal" fo:font-style="normal" fo:font-weight="normal"/>
    </style:style>
    <style:style style:name="T39" style:family="text">
      <style:text-properties fo:font-variant="normal" fo:text-transform="none" fo:color="#202124" fo:letter-spacing="normal"/>
    </style:style>
    <style:style style:name="T40" style:family="text">
      <style:text-properties fo:font-variant="normal" fo:text-transform="none" style:font-name="inherit" fo:letter-spacing="normal" fo:font-style="normal" fo:font-weight="normal" fo:background-color="transparent" loext:char-shading-value="0" loext:padding="0in" loext:border="none"/>
    </style:style>
    <style:style style:name="T41" style:family="text">
      <style:text-properties fo:font-variant="normal" fo:text-transform="none" style:font-name="inherit" fo:font-size="9.75pt" fo:letter-spacing="normal" fo:font-style="normal" fo:font-weight="normal" fo:background-color="transparent" loext:char-shading-value="0" loext:padding="0in" loext:border="none"/>
    </style:style>
    <style:style style:name="T42" style:family="text">
      <style:text-properties fo:font-variant="normal" fo:text-transform="none" style:font-name="inherit" fo:font-size="12pt" fo:letter-spacing="normal" fo:font-style="normal" fo:font-weight="normal" officeooo:rsid="0056e4a3" fo:background-color="transparent" loext:char-shading-value="0" style:font-size-asian="12pt" style:font-size-complex="12pt" loext:padding="0in" loext:border="none"/>
    </style:style>
    <style:style style:name="T43" style:family="text">
      <style:text-properties fo:font-variant="normal" fo:text-transform="none" style:font-name="inherit" fo:font-size="12pt" fo:letter-spacing="normal" fo:font-style="normal" fo:font-weight="normal" officeooo:rsid="0069b89c" fo:background-color="transparent" loext:char-shading-value="0" style:font-size-asian="12pt" style:font-size-complex="12pt" loext:padding="0in" loext:border="none"/>
    </style:style>
    <style:style style:name="T44" style:family="text">
      <style:text-properties fo:font-variant="normal" fo:text-transform="none" style:font-name="inherit" fo:font-size="12pt" fo:letter-spacing="normal" fo:font-style="normal" fo:font-weight="normal" fo:background-color="transparent" loext:char-shading-value="0" style:font-size-asian="12pt" style:font-size-complex="12pt" loext:padding="0in" loext:border="none"/>
    </style:style>
    <style:style style:name="T45" style:family="text">
      <style:text-properties fo:font-variant="normal" fo:text-transform="none" fo:letter-spacing="normal" fo:background-color="transparent" loext:char-shading-value="0" loext:padding="0in" loext:border="none"/>
    </style:style>
    <style:style style:name="T46" style:family="text">
      <style:text-properties fo:font-variant="normal" fo:text-transform="none" fo:color="#232629" style:font-name="var ff-mono" fo:font-size="11.25pt" fo:letter-spacing="normal" fo:font-style="normal" fo:font-weight="normal" fo:background-color="transparent" loext:char-shading-value="0" loext:padding="0in" loext:border="none"/>
    </style:style>
    <style:style style:name="T47" style:family="text">
      <style:text-properties fo:font-variant="normal" fo:text-transform="none" fo:color="#232629" style:font-name="apple-system" fo:font-size="11.25pt" fo:letter-spacing="normal" fo:font-style="normal" fo:font-weight="normal" fo:background-color="transparent" loext:char-shading-value="0"/>
    </style:style>
    <style:style style:name="T48" style:family="text">
      <style:text-properties fo:font-variant="normal" fo:text-transform="none" fo:color="#232629" style:font-name="apple-system" fo:font-size="11.25pt" fo:letter-spacing="normal" fo:font-style="normal" fo:font-weight="normal" style:font-weight-asian="normal" style:font-weight-complex="normal" loext:padding="0in" loext:border="none"/>
    </style:style>
    <style:style style:name="T49" style:family="text">
      <style:text-properties fo:font-variant="normal" fo:text-transform="none" fo:color="#232629" style:font-name="apple-system" fo:font-size="11.25pt" fo:letter-spacing="normal" fo:font-style="normal" fo:font-weight="normal" officeooo:rsid="0041ef72" style:font-weight-asian="normal" style:font-weight-complex="normal" loext:padding="0in" loext:border="none"/>
    </style:style>
    <style:style style:name="T50" style:family="text">
      <style:text-properties fo:font-variant="normal" fo:text-transform="none" fo:color="#232629" style:font-name="apple-system" fo:font-size="11.25pt" fo:letter-spacing="normal" fo:font-style="normal" fo:font-weight="normal" officeooo:rsid="004266e7" style:font-weight-asian="normal" style:font-weight-complex="normal" loext:padding="0in" loext:border="none"/>
    </style:style>
    <style:style style:name="T51" style:family="text">
      <style:text-properties fo:font-variant="normal" fo:text-transform="none" fo:color="#232629" style:font-name="apple-system" fo:font-size="11.25pt" fo:letter-spacing="normal" fo:font-style="normal" fo:font-weight="normal" officeooo:rsid="00970026" style:font-weight-asian="normal" style:font-weight-complex="normal" loext:padding="0in" loext:border="none"/>
    </style:style>
    <style:style style:name="T52" style:family="text">
      <style:text-properties fo:font-variant="normal" fo:text-transform="none" fo:color="#232629" style:font-name="apple-system" fo:font-size="11.25pt" fo:letter-spacing="normal" fo:font-style="normal" fo:font-weight="normal" officeooo:rsid="0072a435" style:font-weight-asian="normal" style:font-weight-complex="normal" loext:padding="0in" loext:border="none"/>
    </style:style>
    <style:style style:name="T53" style:family="text">
      <style:text-properties fo:font-variant="normal" fo:text-transform="none" fo:color="#232629" style:font-name="apple-system" fo:font-size="11.25pt" fo:letter-spacing="normal" fo:font-style="normal" fo:font-weight="normal" officeooo:rsid="0073cb9a" style:font-weight-asian="normal" style:font-weight-complex="normal" loext:padding="0in" loext:border="none"/>
    </style:style>
    <style:style style:name="T54" style:family="text">
      <style:text-properties fo:font-variant="normal" fo:text-transform="none" fo:color="#232629" style:font-name="apple-system" fo:font-size="11.25pt" fo:letter-spacing="normal" fo:font-style="normal" fo:font-weight="normal" officeooo:rsid="007402bf" style:font-weight-asian="normal" style:font-weight-complex="normal" loext:padding="0in" loext:border="none"/>
    </style:style>
    <style:style style:name="T55" style:family="text">
      <style:text-properties fo:font-variant="normal" fo:text-transform="none" fo:color="#232629" style:font-name="apple-system" fo:font-size="11.25pt" fo:letter-spacing="normal" fo:font-style="normal" fo:font-weight="normal" officeooo:rsid="00406809" style:font-weight-asian="normal" style:font-weight-complex="normal" loext:padding="0in" loext:border="none"/>
    </style:style>
    <style:style style:name="T56" style:family="text">
      <style:text-properties fo:font-variant="normal" fo:text-transform="none" fo:color="#232629" style:font-name="apple-system" fo:font-size="12pt" fo:letter-spacing="normal" fo:font-style="normal" fo:font-weight="normal" style:font-size-asian="12pt" style:font-size-complex="12pt"/>
    </style:style>
    <style:style style:name="T57" style:family="text">
      <style:text-properties fo:font-variant="normal" fo:text-transform="none" fo:color="#232629" style:font-name="apple-system" fo:font-size="12pt" fo:letter-spacing="normal" fo:font-style="normal" fo:font-weight="normal" fo:background-color="transparent" loext:char-shading-value="0" style:font-size-asian="12pt" style:font-size-complex="12pt" loext:padding="0in" loext:border="none"/>
    </style:style>
    <style:style style:name="T58" style:family="text">
      <style:text-properties fo:font-variant="normal" fo:text-transform="none" fo:color="#232629" style:font-name="inherit" fo:font-size="11.25pt" fo:letter-spacing="normal" fo:font-style="normal" fo:font-weight="normal"/>
    </style:style>
    <style:style style:name="T59" style:family="text">
      <style:text-properties fo:font-variant="normal" fo:text-transform="none" fo:color="#232629" style:font-name="inherit" fo:font-size="11.25pt" fo:letter-spacing="normal" fo:font-style="normal" fo:font-weight="bold" loext:padding="0in" loext:border="none"/>
    </style:style>
    <style:style style:name="T60" style:family="text">
      <style:text-properties fo:font-variant="normal" fo:text-transform="none" style:font-name="Slack-Lato" fo:font-size="11.25pt" fo:letter-spacing="normal" fo:font-style="normal" style:text-underline-style="solid" style:text-underline-width="auto" style:text-underline-color="font-color" fo:font-weight="normal"/>
    </style:style>
    <style:style style:name="T61" style:family="text">
      <style:text-properties fo:font-variant="normal" fo:text-transform="none" fo:color="#64434d" style:font-name="Consolas" fo:font-size="10.5pt" fo:letter-spacing="normal" fo:font-style="normal" fo:font-weight="normal" loext:padding="0in" loext:border="none"/>
    </style:style>
    <style:style style:name="T62" style:family="text">
      <style:text-properties fo:font-variant="normal" fo:text-transform="none" fo:color="#990073" style:font-name="Anonymous Pro" fo:font-size="10.5pt" fo:letter-spacing="normal" fo:font-style="normal" fo:font-weight="normal" fo:background-color="transparent" loext:char-shading-value="0" loext:padding="0in" loext:border="none"/>
    </style:style>
    <style:style style:name="T63" style:family="text">
      <style:text-properties fo:font-variant="normal" fo:text-transform="none" fo:color="#990073" style:font-name="Anonymous Pro" fo:font-size="10.5pt" fo:letter-spacing="normal" fo:font-style="normal" fo:font-weight="normal" officeooo:rsid="006fa182" fo:background-color="transparent" loext:char-shading-value="0" style:font-name-asian="Noto Sans Mono CJK SC1" style:font-size-asian="10pt" style:font-name-complex="Liberation Mono2" style:font-size-complex="10pt" loext:padding="0in" loext:border="none"/>
    </style:style>
    <style:style style:name="T64" style:family="text">
      <style:text-properties fo:font-variant="normal" fo:text-transform="none" fo:color="#000000" style:font-name="Anonymous Pro" fo:font-size="10.5pt" fo:letter-spacing="normal" fo:font-style="normal" fo:font-weight="bold" fo:background-color="transparent" loext:char-shading-value="0" loext:padding="0in" loext:border="none"/>
    </style:style>
    <style:style style:name="T65" style:family="text">
      <style:text-properties fo:font-variant="normal" fo:text-transform="none" fo:color="#000000" fo:font-size="11.25pt" fo:letter-spacing="normal" fo:font-style="normal" fo:font-weight="normal" fo:background-color="transparent" loext:char-shading-value="0" style:font-weight-asian="normal" style:font-weight-complex="normal" loext:padding="0in" loext:border="none"/>
    </style:style>
    <style:style style:name="T66" style:family="text">
      <style:text-properties fo:font-variant="normal" fo:text-transform="none" fo:color="#0073a6" style:font-name="Anonymous Pro" fo:font-size="10.5pt" fo:letter-spacing="normal" fo:font-style="normal" fo:font-weight="normal" fo:background-color="transparent" loext:char-shading-value="0" loext:padding="0in" loext:border="none"/>
    </style:style>
    <style:style style:name="T67" style:family="text">
      <style:text-properties fo:color="#111111"/>
    </style:style>
    <style:style style:name="T68" style:family="text">
      <style:text-properties fo:background-color="transparent" loext:char-shading-value="0"/>
    </style:style>
    <style:style style:name="T69" style:family="text">
      <style:text-properties officeooo:rsid="00262926"/>
    </style:style>
    <style:style style:name="T70" style:family="text">
      <style:text-properties style:font-name="Abyssinica SIL"/>
    </style:style>
    <style:style style:name="T71" style:family="text">
      <style:text-properties fo:font-weight="normal" style:font-weight-asian="normal" style:font-weight-complex="normal"/>
    </style:style>
    <style:style style:name="T72" style:family="text">
      <style:text-properties fo:font-weight="normal" officeooo:rsid="008b371b" style:font-weight-asian="normal" style:font-weight-complex="normal"/>
    </style:style>
    <style:style style:name="T73" style:family="text">
      <style:text-properties fo:font-weight="normal" officeooo:rsid="001ea87d" style:font-weight-asian="normal" style:font-weight-complex="normal"/>
    </style:style>
    <style:style style:name="T74" style:family="text">
      <style:text-properties fo:color="#000000" fo:font-weight="normal" fo:background-color="transparent" loext:char-shading-value="0" loext:padding="0in" loext:border="none"/>
    </style:style>
    <style:style style:name="T75" style:family="text">
      <style:text-properties officeooo:rsid="004aaeb1"/>
    </style:style>
    <style:style style:name="T76" style:family="text">
      <style:text-properties officeooo:rsid="004f2df9"/>
    </style:style>
    <style:style style:name="T77" style:family="text">
      <style:text-properties officeooo:rsid="0050d215"/>
    </style:style>
    <style:style style:name="T78" style:family="text">
      <style:text-properties officeooo:rsid="0079efb9"/>
    </style:style>
    <style:style style:name="T79" style:family="text">
      <style:text-properties loext:padding="0in" loext:border="none"/>
    </style:style>
    <style:style style:name="T80" style:family="text">
      <style:text-properties officeooo:rsid="000e4a97"/>
    </style:style>
    <style:style style:name="T81" style:family="text">
      <style:text-properties fo:font-weight="bold" style:font-weight-asian="bold" style:font-weight-complex="bold"/>
    </style:style>
    <style:style style:name="T82" style:family="text">
      <style:text-properties officeooo:rsid="00112cf6"/>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711in" fo:text-indent="-0.25in" fo:margin-left="0.71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61in" fo:text-indent="-0.25in" fo:margin-left="0.9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11in" fo:text-indent="-0.25in" fo:margin-left="1.2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61in" fo:text-indent="-0.25in" fo:margin-left="1.46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11in" fo:text-indent="-0.25in" fo:margin-left="1.71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61in" fo:text-indent="-0.25in" fo:margin-left="1.96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11in" fo:text-indent="-0.25in" fo:margin-left="2.21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61in" fo:text-indent="-0.25in" fo:margin-left="2.46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11in" fo:text-indent="-0.25in" fo:margin-left="2.71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61in" fo:text-indent="-0.25in" fo:margin-left="2.961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3082_4022297363" text:style-name="Index_20_Link" text:visited-style-name="Index_20_Link">UDP vs TCP<text:tab/>3</text:a></text:p>
          <text:p text:style-name="P1"><text:a xlink:type="simple" xlink:href="#__RefHeading___Toc2226_1140417290" text:style-name="Index_20_Link" text:visited-style-name="Index_20_Link">Rails components<text:tab/>3</text:a></text:p>
          <text:p text:style-name="P1"><text:a xlink:type="simple" xlink:href="#__RefHeading___Toc2610_1669450713" text:style-name="Index_20_Link" text:visited-style-name="Index_20_Link">WebSocket:<text:tab/>3</text:a></text:p>
          <text:p text:style-name="P1"><text:a xlink:type="simple" xlink:href="#__RefHeading___Toc2228_1140417290" text:style-name="Index_20_Link" text:visited-style-name="Index_20_Link">Rails main components<text:tab/>4</text:a></text:p>
          <text:p text:style-name="P1"><text:a xlink:type="simple" xlink:href="#__RefHeading___Toc2230_1140417290" text:style-name="Index_20_Link" text:visited-style-name="Index_20_Link">Assets pipeline:<text:tab/>4</text:a></text:p>
          <text:p text:style-name="P1"><text:a xlink:type="simple" xlink:href="#__RefHeading___Toc2232_1140417290" text:style-name="Index_20_Link" text:visited-style-name="Index_20_Link">HashWithIndifferentAccess<text:tab/>5</text:a></text:p>
          <text:p text:style-name="P1"><text:a xlink:type="simple" xlink:href="#__RefHeading___Toc2234_1140417290" text:style-name="Index_20_Link" text:visited-style-name="Index_20_Link"><text:span text:style-name="T1">Transpilation</text:span></text:a><text:a xlink:type="simple" xlink:href="#__RefHeading___Toc2234_1140417290" text:style-name="Index_20_Link" text:visited-style-name="Index_20_Link"><text:span text:style-name="T1">:</text:span></text:a><text:a xlink:type="simple" xlink:href="#__RefHeading___Toc2234_1140417290" text:style-name="Index_20_Link" text:visited-style-name="Index_20_Link"><text:tab/>5</text:a></text:p>
          <text:p text:style-name="P1"><text:a xlink:type="simple" xlink:href="#__RefHeading___Toc2240_1140417290" text:style-name="Index_20_Link" text:visited-style-name="Index_20_Link"><text:s/>Minitest vs RSpec in rails:<text:tab/>6</text:a></text:p>
          <text:p text:style-name="P1"><text:a xlink:type="simple" xlink:href="#__RefHeading___Toc2242_1140417290" text:style-name="Index_20_Link" text:visited-style-name="Index_20_Link">Rails Important Question<text:tab/>6</text:a></text:p>
          <text:p text:style-name="P1"><text:a xlink:type="simple" xlink:href="#__RefHeading___Toc2256_1140417290" text:style-name="Index_20_Link" text:visited-style-name="Index_20_Link"><text:s/>exists? vs present?<text:tab/>6</text:a></text:p>
          <text:p text:style-name="P1"><text:a xlink:type="simple" xlink:href="#__RefHeading___Toc210_2207684175" text:style-name="Index_20_Link" text:visited-style-name="Index_20_Link">csrf<text:tab/>6</text:a></text:p>
          <text:p text:style-name="P1"><text:a xlink:type="simple" xlink:href="#__RefHeading___Toc212_2207684175" text:style-name="Index_20_Link" text:visited-style-name="Index_20_Link">Credensials<text:tab/>6</text:a></text:p>
          <text:p text:style-name="P1"><text:a xlink:type="simple" xlink:href="#__RefHeading___Toc214_2207684175" text:style-name="Index_20_Link" text:visited-style-name="Index_20_Link">Protocols<text:tab/>7</text:a></text:p>
          <text:p text:style-name="P1"><text:a xlink:type="simple" xlink:href="#__RefHeading___Toc2244_1140417290" text:style-name="Index_20_Link" text:visited-style-name="Index_20_Link">Handshake:<text:tab/>7</text:a></text:p>
          <text:p text:style-name="P1"><text:a xlink:type="simple" xlink:href="#__RefHeading___Toc2258_1140417290" text:style-name="Index_20_Link" text:visited-style-name="Index_20_Link">Scaffolding<text:tab/>8</text:a></text:p>
          <text:p text:style-name="P1"><text:a xlink:type="simple" xlink:href="#__RefHeading___Toc1884_1907706131" text:style-name="Index_20_Link" text:visited-style-name="Index_20_Link">Load path<text:tab/>8</text:a></text:p>
          <text:p text:style-name="P1"><text:a xlink:type="simple" xlink:href="#__RefHeading___Toc1886_1907706131" text:style-name="Index_20_Link" text:visited-style-name="Index_20_Link">ActiveModel:<text:tab/>8</text:a></text:p>
          <text:p text:style-name="P1"><text:a xlink:type="simple" xlink:href="#__RefHeading___Toc1888_1907706131" text:style-name="Index_20_Link" text:visited-style-name="Index_20_Link">ActiveRecord:<text:tab/>9</text:a></text:p>
          <text:p text:style-name="P1"><text:a xlink:type="simple" xlink:href="#__RefHeading___Toc1890_1907706131" text:style-name="Index_20_Link" text:visited-style-name="Index_20_Link">ActiveResource:<text:tab/>10</text:a></text:p>
          <text:p text:style-name="P1"><text:a xlink:type="simple" xlink:href="#__RefHeading___Toc1892_1907706131" text:style-name="Index_20_Link" text:visited-style-name="Index_20_Link">“ORM:<text:tab/>10</text:a></text:p>
          <text:p text:style-name="P1"><text:a xlink:type="simple" xlink:href="#__RefHeading___Toc1894_1907706131" text:style-name="Index_20_Link" text:visited-style-name="Index_20_Link">Active Record callbacks<text:tab/>10</text:a></text:p>
          <text:p text:style-name="P2"><text:a xlink:type="simple" xlink:href="#__RefHeading___Toc1896_1907706131" text:style-name="Index_20_Link" text:visited-style-name="Index_20_Link"><text:span text:style-name="T2">Creating an Object</text:span></text:a><text:a xlink:type="simple" xlink:href="#__RefHeading___Toc1896_1907706131" text:style-name="Index_20_Link" text:visited-style-name="Index_20_Link"><text:tab/>10</text:a></text:p>
          <text:p text:style-name="P2"><text:a xlink:type="simple" xlink:href="#__RefHeading___Toc1898_1907706131" text:style-name="Index_20_Link" text:visited-style-name="Index_20_Link"><text:span text:style-name="T2">Destroying an Object</text:span></text:a><text:a xlink:type="simple" xlink:href="#__RefHeading___Toc1898_1907706131" text:style-name="Index_20_Link" text:visited-style-name="Index_20_Link"><text:tab/>11</text:a></text:p>
          <text:p text:style-name="P1"><text:a xlink:type="simple" xlink:href="#__RefHeading___Toc1900_1907706131" text:style-name="Index_20_Link" text:visited-style-name="Index_20_Link">What is serialization?<text:tab/>11</text:a></text:p>
          <text:p text:style-name="P1"><text:a xlink:type="simple" xlink:href="#__RefHeading___Toc1902_1907706131" text:style-name="Index_20_Link" text:visited-style-name="Index_20_Link">Groups in Gemfile:<text:tab/>11</text:a></text:p>
          <text:p text:style-name="P1"><text:a xlink:type="simple" xlink:href="#__RefHeading___Toc6391_1907706131" text:style-name="Index_20_Link" text:visited-style-name="Index_20_Link">Select vs pluck:<text:tab/>11</text:a></text:p>
          <text:p text:style-name="P1"><text:a xlink:type="simple" xlink:href="#__RefHeading___Toc238_2207684175" text:style-name="Index_20_Link" text:visited-style-name="Index_20_Link">application server and web server:<text:tab/>12</text:a></text:p>
          <text:p text:style-name="P1"><text:a xlink:type="simple" xlink:href="#__RefHeading___Toc2252_1140417290" text:style-name="Index_20_Link" text:visited-style-name="Index_20_Link">HTTP headers<text:tab/>12</text:a></text:p>
          <text:p text:style-name="P1"><text:a xlink:type="simple" xlink:href="#__RefHeading___Toc6393_1907706131" text:style-name="Index_20_Link" text:visited-style-name="Index_20_Link">Rake vs Rack<text:tab/>12</text:a></text:p>
          <text:p text:style-name="P1"><text:a xlink:type="simple" xlink:href="#__RefHeading___Toc6395_1907706131" text:style-name="Index_20_Link" text:visited-style-name="Index_20_Link">Custom Rake tasks<text:tab/>12</text:a></text:p>
          <text:p text:style-name="P1"><text:a xlink:type="simple" xlink:href="#__RefHeading___Toc6397_1907706131" text:style-name="Index_20_Link" text:visited-style-name="Index_20_Link">Render Partial:<text:tab/>13</text:a></text:p>
          <text:p text:style-name="P1"><text:a xlink:type="simple" xlink:href="#__RefHeading___Toc1574_4263510089" text:style-name="Index_20_Link" text:visited-style-name="Index_20_Link">resources vs resource<text:tab/>14</text:a></text:p>
          <text:p text:style-name="P1"><text:a xlink:type="simple" xlink:href="#__RefHeading___Toc1576_4263510089" text:style-name="Index_20_Link" text:visited-style-name="Index_20_Link">Action Dispatcher<text:tab/>14</text:a></text:p>
          <text:p text:style-name="P1"><text:a xlink:type="simple" xlink:href="#__RefHeading___Toc1578_4263510089" text:style-name="Index_20_Link" text:visited-style-name="Index_20_Link">find vs find_by with array values<text:tab/>14</text:a></text:p>
          <text:p text:style-name="P1"><text:a xlink:type="simple" xlink:href="#__RefHeading___Toc1580_4263510089" text:style-name="Index_20_Link" text:visited-style-name="Index_20_Link">Services vs concerns<text:tab/>14</text:a></text:p>
          <text:p text:style-name="P1"><text:a xlink:type="simple" xlink:href="#__RefHeading___Toc1582_4263510089" text:style-name="Index_20_Link" text:visited-style-name="Index_20_Link">What Is A Transaction?<text:tab/>15</text:a></text:p>
          <text:p text:style-name="P1"><text:a xlink:type="simple" xlink:href="#__RefHeading___Toc1954_2536788421" text:style-name="Index_20_Link" text:visited-style-name="Index_20_Link">Why do we write custom rake tasks?<text:tab/>15</text:a></text:p>
          <text:p text:style-name="P1"><text:a xlink:type="simple" xlink:href="#__RefHeading___Toc1956_2536788421" text:style-name="Index_20_Link" text:visited-style-name="Index_20_Link"><text:s/>any difference b/w gems and library:<text:tab/>16</text:a></text:p>
          <text:p text:style-name="P1"><text:a xlink:type="simple" xlink:href="#__RefHeading___Toc1958_2536788421" text:style-name="Index_20_Link" text:visited-style-name="Index_20_Link">gems vs Plugins:<text:tab/>16</text:a></text:p>
          <text:p text:style-name="P1"><text:a xlink:type="simple" xlink:href="#__RefHeading___Toc1960_2536788421" text:style-name="Index_20_Link" text:visited-style-name="Index_20_Link"><text:s/>Assets pipeline<text:tab/>17</text:a></text:p>
          <text:p text:style-name="P1"><text:a xlink:type="simple" xlink:href="#__RefHeading___Toc1962_2536788421" text:style-name="Index_20_Link" text:visited-style-name="Index_20_Link">Sprocket:<text:tab/>17</text:a></text:p>
          <text:p text:style-name="P1"><text:a xlink:type="simple" xlink:href="#__RefHeading___Toc1964_2536788421" text:style-name="Index_20_Link" text:visited-style-name="Index_20_Link">Minification:<text:tab/>17</text:a></text:p>
          <text:p text:style-name="P1"><text:a xlink:type="simple" xlink:href="#__RefHeading___Toc1966_2536788421" text:style-name="Index_20_Link" text:visited-style-name="Index_20_Link">Concatination:<text:tab/>17</text:a></text:p>
          <text:p text:style-name="P1"><text:a xlink:type="simple" xlink:href="#__RefHeading___Toc1968_2536788421" text:style-name="Index_20_Link" text:visited-style-name="Index_20_Link">Precompilation<text:tab/>17</text:a></text:p>
          <text:p text:style-name="P1"><text:soft-page-break/><text:a xlink:type="simple" xlink:href="#__RefHeading___Toc1970_2536788421" text:style-name="Index_20_Link" text:visited-style-name="Index_20_Link">Preprocessing<text:tab/>18</text:a></text:p>
          <text:p text:style-name="P1"><text:a xlink:type="simple" xlink:href="#__RefHeading___Toc1972_2536788421" text:style-name="Index_20_Link" text:visited-style-name="Index_20_Link">Transpilation:<text:tab/>18</text:a></text:p>
          <text:p text:style-name="P1"><text:a xlink:type="simple" xlink:href="#__RefHeading___Toc2801_4022297363" text:style-name="Index_20_Link" text:visited-style-name="Index_20_Link"><text:s/>Need to revise how to rollback multiple migrations at once.<text:tab/>18</text:a></text:p>
          <text:p text:style-name="P1"><text:a xlink:type="simple" xlink:href="#__RefHeading___Toc2005_1121353878" text:style-name="Index_20_Link" text:visited-style-name="Index_20_Link"><text:s/>Which migrations are not reversible through change action in migration<text:tab/>18</text:a></text:p>
          <text:p text:style-name="P1"><text:a xlink:type="simple" xlink:href="#__RefHeading___Toc2007_1121353878" text:style-name="Index_20_Link" text:visited-style-name="Index_20_Link"><text:s/>What is require false means in gemfile ?<text:tab/>19</text:a></text:p>
          <text:p text:style-name="P1"><text:a xlink:type="simple" xlink:href="#__RefHeading___Toc2009_1121353878" text:style-name="Index_20_Link" text:visited-style-name="Index_20_Link"><text:s/>What is shallow nesting of routes?<text:tab/>20</text:a></text:p>
          <text:p text:style-name="P1"><text:a xlink:type="simple" xlink:href="#__RefHeading___Toc2011_1121353878" text:style-name="Index_20_Link" text:visited-style-name="Index_20_Link"><text:s/>exists? vs present?<text:tab/>20</text:a></text:p>
          <text:p text:style-name="P1"><text:a xlink:type="simple" xlink:href="#__RefHeading___Toc2013_1121353878" text:style-name="Index_20_Link" text:visited-style-name="Index_20_Link"><text:s/>find vs find_by with array values<text:tab/>21</text:a></text:p>
          <text:p text:style-name="P1"><text:a xlink:type="simple" xlink:href="#__RefHeading___Toc2015_1121353878" text:style-name="Index_20_Link" text:visited-style-name="Index_20_Link"><text:s/>length vs count<text:tab/>21</text:a></text:p>
          <text:p text:style-name="P1"><text:a xlink:type="simple" xlink:href="#__RefHeading___Toc2017_1121353878" text:style-name="Index_20_Link" text:visited-style-name="Index_20_Link"><text:s/>Why do we use custom views helpers?<text:tab/>21</text:a></text:p>
          <text:p text:style-name="P1"><text:a xlink:type="simple" xlink:href="#__RefHeading___Toc2019_1121353878" text:style-name="Index_20_Link" text:visited-style-name="Index_20_Link"><text:s/>need to revise asynchronous behaviour<text:tab/>21</text:a></text:p>
          <text:p text:style-name="P1"><text:a xlink:type="simple" xlink:href="#__RefHeading___Toc2591_677187855" text:style-name="Index_20_Link" text:visited-style-name="Index_20_Link"><text:s/>How secret keys are managed?<text:tab/>22</text:a></text:p>
          <text:p text:style-name="P1"><text:a xlink:type="simple" xlink:href="#__RefHeading___Toc2593_677187855" text:style-name="Index_20_Link" text:visited-style-name="Index_20_Link"><text:s/>Revise syntax for custom transactions<text:tab/>22</text:a></text:p>
          <text:p text:style-name="P1"><text:a xlink:type="simple" xlink:href="#__RefHeading___Toc2595_677187855" text:style-name="Index_20_Link" text:visited-style-name="Index_20_Link">Webpacker<text:tab/>23</text:a></text:p>
          <text:p text:style-name="P1"><text:a xlink:type="simple" xlink:href="#__RefHeading___Toc2597_677187855" text:style-name="Index_20_Link" text:visited-style-name="Index_20_Link">Webpack<text:tab/>23</text:a></text:p>
          <text:p text:style-name="P1"><text:a xlink:type="simple" xlink:href="#__RefHeading___Toc2599_677187855" text:style-name="Index_20_Link" text:visited-style-name="Index_20_Link">Bundler<text:tab/>23</text:a></text:p>
          <text:p text:style-name="P1"><text:a xlink:type="simple" xlink:href="#__RefHeading___Toc1624_4263510089" text:style-name="Index_20_Link" text:visited-style-name="Index_20_Link"><text:tab/>24</text:a></text:p>
          <text:p text:style-name="P1"><text:a xlink:type="simple" xlink:href="#__RefHeading___Toc1586_4263510089" text:style-name="Index_20_Link" text:visited-style-name="Index_20_Link">STI association<text:tab/>24</text:a></text:p>
          <text:p text:style-name="P1"><text:a xlink:type="simple" xlink:href="#__RefHeading___Toc1588_4263510089" text:style-name="Index_20_Link" text:visited-style-name="Index_20_Link">Revise Up down vs change<text:tab/>24</text:a></text:p>
          <text:p text:style-name="P1"><text:a xlink:type="simple" xlink:href="#__RefHeading___Toc1590_4263510089" text:style-name="Index_20_Link" text:visited-style-name="Index_20_Link">Functionalities of assets pipeline?<text:tab/>24</text:a></text:p>
          <text:p text:style-name="P1"><text:a xlink:type="simple" xlink:href="#__RefHeading___Toc1592_4263510089" text:style-name="Index_20_Link" text:visited-style-name="Index_20_Link">hashwithindifferentaccess?<text:tab/>24</text:a></text:p>
          <text:p text:style-name="P1"><text:a xlink:type="simple" xlink:href="#__RefHeading___Toc1594_4263510089" text:style-name="Index_20_Link" text:visited-style-name="Index_20_Link">Revise Model Callback Sequence<text:tab/>24</text:a></text:p>
          <text:p text:style-name="P1"><text:a xlink:type="simple" xlink:href="#__RefHeading___Toc1596_4263510089" text:style-name="Index_20_Link" text:visited-style-name="Index_20_Link">Remote form submission - request will render which file by default if form is submitted as remote true?<text:tab/>24</text:a></text:p>
          <text:p text:style-name="P1"><text:a xlink:type="simple" xlink:href="#__RefHeading___Toc1598_4263510089" text:style-name="Index_20_Link" text:visited-style-name="Index_20_Link">Resources vs resource in routing?<text:tab/>24</text:a></text:p>
          <text:p text:style-name="P1"><text:a xlink:type="simple" xlink:href="#__RefHeading___Toc1600_4263510089" text:style-name="Index_20_Link" text:visited-style-name="Index_20_Link">Scope vs namespace?<text:tab/>24</text:a></text:p>
          <text:p text:style-name="P1"><text:a xlink:type="simple" xlink:href="#__RefHeading___Toc1602_4263510089" text:style-name="Index_20_Link" text:visited-style-name="Index_20_Link">Shallow nesting of routes?<text:tab/>24</text:a></text:p>
          <text:p text:style-name="P1"><text:a xlink:type="simple" xlink:href="#__RefHeading___Toc1604_4263510089" text:style-name="Index_20_Link" text:visited-style-name="Index_20_Link">model scope?<text:tab/>24</text:a></text:p>
          <text:p text:style-name="P1"><text:a xlink:type="simple" xlink:href="#__RefHeading___Toc1606_4263510089" text:style-name="Index_20_Link" text:visited-style-name="Index_20_Link">different options for dependent key in has_many association?<text:tab/>24</text:a></text:p>
          <text:p text:style-name="P1"><text:a xlink:type="simple" xlink:href="#__RefHeading___Toc1608_4263510089" text:style-name="Index_20_Link" text:visited-style-name="Index_20_Link">Different options to solve n+1 and what is the difference between them?<text:tab/>24</text:a></text:p>
          <text:p text:style-name="P1"><text:a xlink:type="simple" xlink:href="#__RefHeading___Toc1610_4263510089" text:style-name="Index_20_Link" text:visited-style-name="Index_20_Link">Why use custom views helpers?<text:tab/>25</text:a></text:p>
          <text:p text:style-name="P1"><text:a xlink:type="simple" xlink:href="#__RefHeading___Toc1612_4263510089" text:style-name="Index_20_Link" text:visited-style-name="Index_20_Link">best practices in views?<text:tab/>25</text:a></text:p>
          <text:p text:style-name="P1"><text:a xlink:type="simple" xlink:href="#__RefHeading___Toc1614_4263510089" text:style-name="Index_20_Link" text:visited-style-name="Index_20_Link">Service vs concerns?<text:tab/>25</text:a></text:p>
          <text:p text:style-name="P1"><text:a xlink:type="simple" xlink:href="#__RefHeading___Toc1616_4263510089" text:style-name="Index_20_Link" text:visited-style-name="Index_20_Link">Practice Queries<text:tab/>25</text:a></text:p>
          <text:p text:style-name="P1"><text:a xlink:type="simple" xlink:href="#__RefHeading___Toc1618_4263510089" text:style-name="Index_20_Link" text:visited-style-name="Index_20_Link">Custom Transaction?<text:tab/>25</text:a></text:p>
          <text:p text:style-name="P1"><text:a xlink:type="simple" xlink:href="#__RefHeading___Toc1620_4263510089" text:style-name="Index_20_Link" text:visited-style-name="Index_20_Link">find vs find_by with array values<text:tab/>25</text:a></text:p>
          <text:p text:style-name="P1"><text:a xlink:type="simple" xlink:href="#__RefHeading___Toc1622_4263510089" text:style-name="Index_20_Link" text:visited-style-name="Index_20_Link">Revise STI association<text:tab/>25</text:a></text:p>
        </text:index-body>
      </text:table-of-content>
      <text:h text:style-name="P78" text:outline-level="1"><text:soft-page-break/></text:h>
      <text:h text:style-name="Heading_20_1" text:outline-level="1"/>
      <text:h text:style-name="Heading_20_1" text:outline-level="1"/>
      <text:h text:style-name="Heading_20_1" text:outline-level="1"/>
      <text:h text:style-name="Heading_20_1" text:outline-level="1"><text:bookmark-start text:name="__RefHeading___Toc3082_4022297363"/>UDP vs TCP <text:bookmark-end text:name="__RefHeading___Toc3082_4022297363"/></text:h>
      <text:p text:style-name="P34">UDP (user datagram protocol)</text:p>
      <text:p text:style-name="P30">TCP is a connection-oriented protocol<text:span text:style-name="T80">(connection must be established between the sender and receiver)</text:span>, whereas UDP is a connectionless protocol. A key difference between TCP and UDP is speed, as TCP is comparatively slower than UDP. Overall, UDP is a much faster, simpler, and efficient protocol, however, retransmission of lost data packets is only possible with TCP.</text:p>
      <text:p text:style-name="P30"><text:span text:style-name="T81"><text:tab/>Usage scenarios</text:span>: TCP is commonly used for applications that require reliable and ordered delivery of data, such as web browsing, email, file transfer (e.g., FTP), and most other internet-based applications. UDP is suitable for scenarios where real-time communication and low latency are more important than reliability, such as streaming media, online gaming, DNS, and VoIP.</text:p>
      <text:p text:style-name="P30"/>
      <text:h text:style-name="P79" text:outline-level="1"><text:bookmark-start text:name="__RefHeading___Toc2226_1140417290"/>Rails components<text:bookmark-end text:name="__RefHeading___Toc2226_1140417290"/></text:h>
      <text:p text:style-name="P37">In addition to that, Rails also comes with:</text:p>
      <text:list xml:id="list1982081764" text:style-name="WWNum3">
        <text:list-item>
          <text:p text:style-name="P88"><text:a xlink:type="simple" xlink:href="https://github.com/rails/rails/blob/main/actionmailer/README.rdoc" text:style-name="Standard" text:visited-style-name="Standard"><text:span text:style-name="T3">Action Mailer</text:span></text:a><text:span text:style-name="T5">, a library to generate and send emails</text:span></text:p>
        </text:list-item>
        <text:list-item>
          <text:p text:style-name="P88"><text:a xlink:type="simple" xlink:href="https://github.com/rails/rails/blob/main/actionmailbox/README.md" text:style-name="Standard" text:visited-style-name="Standard"><text:span text:style-name="T3">Action Mailbox</text:span></text:a><text:span text:style-name="T5">, a library to receive emails within a Rails application</text:span></text:p>
        </text:list-item>
        <text:list-item>
          <text:p text:style-name="P89"><text:a xlink:type="simple" xlink:href="https://github.com/rails/rails/blob/main/actioncable/README.md" text:style-name="Standard" text:visited-style-name="Standard"><text:span text:style-name="T3">Action Cable</text:span></text:a><text:span text:style-name="T5">, a framework to integrate WebSockets with a Rails application.<text:line-break/>Action Cable is a feature in Ruby on Rails that enables real-time communication between a web server and clients, typically using WebSocket protocol. It allows bidirectional communication, meaning both the server and the client can send and receive data in real-time without the need for continuous requests and responses.</text:span></text:p>
        </text:list-item>
        <text:list-item>
          <text:p text:style-name="P89"><text:a xlink:type="simple" xlink:href="https://github.com/rails/rails/blob/main/activejob/README.md" text:style-name="Standard" text:visited-style-name="Standard"><text:span text:style-name="T3">Active Job</text:span></text:a><text:span text:style-name="T5">, a framework for declaring jobs and making them run on a variety of queuing backends</text:span></text:p>
        </text:list-item>
        <text:list-item>
          <text:p text:style-name="P88"><text:a xlink:type="simple" xlink:href="https://github.com/rails/rails/blob/main/activestorage/README.md" text:style-name="Standard" text:visited-style-name="Standard"><text:span text:style-name="T3">Active Storage</text:span></text:a><text:span text:style-name="T5">, a library to attach cloud and local files to Rails applications</text:span></text:p>
        </text:list-item>
        <text:list-item>
          <text:p text:style-name="P88"><text:a xlink:type="simple" xlink:href="https://github.com/rails/rails/blob/main/actiontext/README.md" text:style-name="Standard" text:visited-style-name="Standard"><text:span text:style-name="T3">Action Text</text:span></text:a><text:span text:style-name="T5">, a library to handle rich text content</text:span></text:p>
        </text:list-item>
        <text:list-item>
          <text:p text:style-name="P95"><text:a xlink:type="simple" xlink:href="https://github.com/rails/rails/blob/main/activesupport/README.rdoc" text:style-name="Standard" text:visited-style-name="Standard"><text:span text:style-name="T3">Active Support</text:span></text:a><text:span text:style-name="T5">, a collection of utility classes and standard library extensions that are useful for Rails, and may also be used independently outside Rails<text:line-break/></text:span><text:span text:style-name="T6">Used Examples:<text:line-break/><text:tab/></text:span><text:span text:style-name="T7">ActiveSupport::TimeZone.new("Riyadh")<text:line-break/><text:tab/>ActiveSupport::Concern<text:line-break/><text:tab/>ActiveSupport::HashWithIndifferentAccess<text:line-break/><text:tab/>ActiveSupport::JSON</text:span></text:p>
        </text:list-item>
      </text:list>
      <text:h text:style-name="Heading_20_1" text:outline-level="1"><text:bookmark-start text:name="__RefHeading___Toc2610_1669450713"/><text:soft-page-break/>Web Socket: <text:bookmark-end text:name="__RefHeading___Toc2610_1669450713"/></text:h>
      <text:list xml:id="list145747168104014" text:continue-numbering="true" text:style-name="WWNum3">
        <text:list-header>
          <text:p text:style-name="P100">WebSocket is bidirectional, a full-duplex protocol that is used in the same scenario of client-server communication, unlike HTTP it starts from ws:// or wss://. It is a stateful protocol, which means the connection between client and server will keep alive until it is terminated by either party (client or server). After closing the connection by either of the client and server, the connection is terminated from both ends.</text:p>
        </text:list-header>
      </text:list>
      <text:h text:style-name="P79" text:outline-level="1"><text:bookmark-start text:name="__RefHeading___Toc2228_1140417290"/>Rails main components<text:bookmark-end text:name="__RefHeading___Toc2228_1140417290"/></text:h>
      <text:p text:style-name="P34">The framework’s main components are ActionPack, ActiveSupport, ActiveModel, ActiveRecord, ActiveResource, and ActionMailer. Essentially, Rails is a framework composed of other frameworks that can be used independently.</text:p>
      <text:p text:style-name="P34"/>
      <text:list xml:id="list2115643203" text:style-name="WWNum10">
        <text:list-item>
          <text:p text:style-name="P90"><text:span text:style-name="T8">Action Pack:</text:span><text:span text:style-name="T9"> Handles requests and responses.. It provides mechanisms for routing (mapping request URLs to actions), defining controllers that implement actions, and generating responses by rendering views, which are templates of various formats.</text:span></text:p>
        </text:list-item>
      </text:list>
      <text:list xml:id="list1494344296" text:style-name="WWNum11">
        <text:list-item>
          <text:p text:style-name="P91"><text:span text:style-name="T8">Active Model:</text:span><text:span text:style-name="T9"> Provide the interfaces for the Model part of Model View Controller. This component is new in Rails 3.0. In previous versions, the model layer was based on ActiveRecord. In the current version, you can use any ruby class as a Model. This is very important because you can use your own persistence layer and glue it into Rails.</text:span></text:p>
        </text:list-item>
      </text:list>
      <text:list xml:id="list4285859627" text:style-name="WWNum16">
        <text:list-item>
          <text:p text:style-name="P92"><text:span text:style-name="T8">Active Record:</text:span><text:span text:style-name="T9"> This is the </text:span><text:a xlink:type="simple" xlink:href="http://en.wikipedia.org/wiki/Object-relational_mapping" text:style-name="Standard" text:visited-style-name="Standard"><text:span text:style-name="T11">Object Relational Mapping</text:span></text:a><text:span text:style-name="T9"> (ORM) component of Rails, with a very nice zero-configuration feature. Naming and convention is the key to maintaining simple and minimal code to define classes that will be persisted in the database tables.</text:span></text:p>
        </text:list-item>
      </text:list>
      <text:list xml:id="list865426775" text:style-name="WWNum13">
        <text:list-item>
          <text:p text:style-name="P93"><text:span text:style-name="T8">Active Support:</text:span><text:span text:style-name="T9"> a collection of utility classes and standard library of extensions that are useful in Rails. We can find this extensions useful for several Ruby projects.</text:span></text:p>
        </text:list-item>
      </text:list>
      <text:list xml:id="list909663030" text:style-name="WWNum1">
        <text:list-item>
          <text:p text:style-name="P94"><text:span text:style-name="T8">Active Resource:</text:span><text:span text:style-name="T9"> Connects business objects and Representational State Transfer (</text:span><text:a xlink:type="simple" xlink:href="http://tomayko.com/writings/rest-to-my-wife" text:style-name="Standard" text:visited-style-name="Standard"><text:span text:style-name="T11">REST</text:span></text:a><text:span text:style-name="T9">) Web services. With ActiveResource, you can easily use REST to expose your ActiveRecord models with just a small amount of code. This is a useful way to create an API without much effort.</text:span></text:p>
        </text:list-item>
      </text:list>
      <text:list xml:id="list642671814" text:style-name="WWNum17">
        <text:list-item>
          <text:p text:style-name="P96"><text:span text:style-name="T8">Action Mailer:</text:span><text:span text:style-name="T9"> This framework provides the email service layer, helping out to send the forgot password emails, registration emails, invoices for billing, etc. This class wraps ActionController from ActionPack to render the emails as page views, with the same render and templates like pages.</text:span></text:p>
        </text:list-item>
      </text:list>
      <text:p text:style-name="P38"><text:soft-page-break/></text:p>
      <text:p text:style-name="P38"/>
      <text:h text:style-name="P80" text:outline-level="1">Action Dispatcher / <text:span text:style-name="T82">Action Dispatch</text:span></text:h>
      <text:list xml:id="list535196010" text:style-name="L1">
        <text:list-item>
          <text:p text:style-name="P101"><text:span text:style-name="Strong_20_Emphasis"><text:span text:style-name="T48">Action Dispatch routes requests to controllers.</text:span></text:span></text:p>
        </text:list-item>
        <text:list-item>
          <text:p text:style-name="P101"><text:span text:style-name="Strong_20_Emphasis"><text:span text:style-name="T55">Action Dispatch is a component of the Rails framework that handles routing incoming requests to the appropriate controllers and actions. It provides a set of classes and modules that manage the HTTP request/response cycle and facilitate the processing of requests in a Rails application.</text:span></text:span></text:p>
        </text:list-item>
      </text:list>
      <text:h text:style-name="P79" text:outline-level="1"><text:bookmark-start text:name="__RefHeading___Toc2230_1140417290"/>Assets pipeline:<text:bookmark-end text:name="__RefHeading___Toc2230_1140417290"/></text:h>
      <text:p text:style-name="P76">The asset pipeline provides a framework to concatenate and minify or compress JavaScript and CSS assets. It also adds the ability to write these assets in other languages and pre-processors such as CoffeeScript, Sass, and ERB. It allows assets in your application to be automatically combined with assets from other gems.</text:p>
      <text:p text:style-name="P34">Main features:</text:p>
      <text:list xml:id="list3750439300" text:style-name="WWNum19">
        <text:list-item>
          <text:p text:style-name="P97">Fingerprinting: Fingerprinting is a technique that makes the name of a file dependent on the contents of the file. When the file contents change, the filename is also changed. For content that is static or infrequently changed, this provides an easy way to tell whether two versions of a file are identical, even across different servers or deployment dates.<text:line-break/></text:p>
          <text:p text:style-name="P97">Fingerprinting in the Rails asset pipeline is a feature that adds a unique fingerprint or hash to the filename of compiled assets (such as CSS and JavaScript files). The purpose of fingerprinting is to ensure that the filename of each asset changes whenever its content changes. This technique is used to overcome issues related to caching and browser caching in particular.</text:p>
          <text:p text:style-name="P98"/>
          <text:p text:style-name="P97">When the asset pipeline processes and compiles assets in a Rails application, it appends a fingerprint to the filename. The fingerprint is typically a hash generated based on the content of the asset file. For example, a CSS file named "styles.css" might be renamed to something like "styles-abcdef1234567890.css", where "abcdef1234567890" is the fingerprint.<text:line-break/></text:p>
        </text:list-item>
        <text:list-item>
          <text:p text:style-name="P99">Minification: concatenate and minify or compress JavaScript and CSS assets.</text:p>
          <text:p text:style-name="P87">All JS files are concatenated into a single <text:span text:style-name="Source_20_Text">.js</text:span> file and all CSS files are concatenated into a single <text:span text:style-name="Source_20_Text">.css </text:span>file. This allows the browser to make fewer requests so our pages load more quickly.</text:p>
        </text:list-item>
        <text:list-item>
          <text:p text:style-name="P99">Precompilation: <text:span text:style-name="T10">The third feature of the asset pipeline is it allows coding assets via a higher-level language, with precompilation down to the actual assets. Supported languages include Sass for CSS, CoffeeScript for JavaScript, and ERB for both by default.</text:span></text:p>
        </text:list-item>
      </text:list>
      <text:p text:style-name="P34"/>
      <text:p text:style-name="P34"><text:soft-page-break/></text:p>
      <text:h text:style-name="P79" text:outline-level="1"><text:bookmark-start text:name="__RefHeading___Toc2232_1140417290"/>HashWithIndifferentAccess<text:bookmark-end text:name="__RefHeading___Toc2232_1140417290"/></text:h>
      <text:p text:style-name="P39"><text:span text:style-name="T12">Implements a hash where keys </text:span><text:span text:style-name="T15">:foo</text:span><text:span text:style-name="T12"> and </text:span><text:span text:style-name="T15">"foo"</text:span><text:span text:style-name="T12"> are considered to be the same.</text:span></text:p>
      <text:p text:style-name="P35">rgb = ActiveSupport::HashWithIndifferentAccess.new</text:p>
      <text:p text:style-name="P34"><text:span text:style-name="T12">rgb[</text:span><text:span text:style-name="T16">:black</text:span><text:span text:style-name="T12">] = </text:span><text:span text:style-name="T17">'#000000'</text:span></text:p>
      <text:p text:style-name="P34"><text:span text:style-name="T12">rgb[</text:span><text:span text:style-name="T16">:black</text:span><text:span text:style-name="T12">] <text:s/></text:span><text:span text:style-name="T18"># =&gt; '#000000'</text:span></text:p>
      <text:p text:style-name="P34"><text:span text:style-name="T12">rgb[</text:span><text:span text:style-name="T17">'black'</text:span><text:span text:style-name="T12">] </text:span><text:span text:style-name="T18"># =&gt; '#000000'</text:span></text:p>
      <text:p text:style-name="P34"/>
      <text:p text:style-name="P34"/>
      <text:p text:style-name="P39"><text:span text:style-name="T13">You can set the </text:span><text:span text:style-name="T15">:autosave</text:span><text:span text:style-name="T13"> option on a </text:span><text:a xlink:type="simple" xlink:href="https://api.rubyonrails.org/classes/ActiveRecord/Associations/ClassMethods.html#method-i-has_one" text:style-name="Standard" text:visited-style-name="Standard"><text:span text:style-name="T19">has_one</text:span></text:a><text:span text:style-name="T13">, </text:span><text:a xlink:type="simple" xlink:href="https://api.rubyonrails.org/classes/ActiveRecord/Associations/ClassMethods.html#method-i-belongs_to" text:style-name="Standard" text:visited-style-name="Standard"><text:span text:style-name="T19">belongs_to</text:span></text:a><text:span text:style-name="T13">, </text:span><text:a xlink:type="simple" xlink:href="https://api.rubyonrails.org/classes/ActiveRecord/Associations/ClassMethods.html#method-i-has_many" text:style-name="Standard" text:visited-style-name="Standard"><text:span text:style-name="T19">has_many</text:span></text:a><text:span text:style-name="T13">, or </text:span><text:a xlink:type="simple" xlink:href="https://api.rubyonrails.org/classes/ActiveRecord/Associations/ClassMethods.html#method-i-has_and_belongs_to_many" text:style-name="Standard" text:visited-style-name="Standard"><text:span text:style-name="T19">has_and_belongs_to_many</text:span></text:a><text:span text:style-name="T13"> association. Setting it to </text:span><text:span text:style-name="T15">true</text:span><text:span text:style-name="T13"> will </text:span><text:span text:style-name="T14">always</text:span><text:span text:style-name="T13"> save the members, whereas setting it to </text:span><text:span text:style-name="T15">false</text:span><text:span text:style-name="T13"> will </text:span><text:span text:style-name="T14">never</text:span><text:span text:style-name="T13"> save the members. More details about </text:span><text:span text:style-name="T15">:autosave</text:span><text:span text:style-name="T13"> option is available at </text:span><text:a xlink:type="simple" xlink:href="https://api.rubyonrails.org/classes/ActiveRecord/AutosaveAssociation.html" text:style-name="Standard" text:visited-style-name="Standard"><text:span text:style-name="T19">AutosaveAssociation</text:span></text:a><text:span text:style-name="T13">.</text:span></text:p>
      <text:p text:style-name="P40">ActiveSupport::HashWithIndifferentAccess.new('a': 12,'b': 14)[:a]</text:p>
      <text:p text:style-name="P40">*********************</text:p>
      <text:p text:style-name="P41">CELL_COUNT = ActiveSupport::HashWithIndifferentAccess.new(</text:p>
      <text:p text:style-name="P41"><text:s text:c="8"/>one_cell: 1,</text:p>
      <text:p text:style-name="P41"><text:s text:c="8"/>combine_1st_and_2nd_cell: 2,</text:p>
      <text:p text:style-name="P41"><text:s text:c="8"/>combine_2nd_and_3rd_cell: 2,</text:p>
      <text:p text:style-name="P41"><text:s text:c="8"/>one_cell_as_whole_row: 3</text:p>
      <text:p text:style-name="P41"><text:s text:c="6"/>)</text:p>
      <text:p text:style-name="P40"/>
      <text:p text:style-name="P39"/>
      <text:h text:style-name="P79" text:outline-level="1"><text:bookmark-start text:name="__RefHeading___Toc2234_1140417290"/><text:span text:style-name="T20">Transpilation</text:span><text:span text:style-name="T21">:</text:span><text:span text:style-name="T23"> </text:span><text:bookmark-end text:name="__RefHeading___Toc2234_1140417290"/></text:h>
      <text:p text:style-name="P53"><text:bookmark-start text:name="__RefHeading___Toc2236_1140417290"/><text:span text:style-name="T23">conversion of high level language to high level language</text:span><text:span text:style-name="T21"> </text:span><text:bookmark-end text:name="__RefHeading___Toc2236_1140417290"/></text:p>
      <text:p text:style-name="P13"><text:span text:style-name="T21"><text:tab/></text:span><text:span text:style-name="T22">Coffe to js </text:span></text:p>
      <text:p text:style-name="P34"/>
      <text:p text:style-name="P47"><text:bookmark-start text:name="__RefHeading___Toc2238_1140417290"/><text:span text:style-name="T25">Minification</text:span><text:span text:style-name="T26"> is the process of minimizing code and markup in your web pages and script files. It's one of the main methods used to </text:span><text:span text:style-name="T25">reduce load times and bandwidth usage on websites</text:span><text:span text:style-name="T26">. Minification dramatically improves site speed and accessibility, directly translating into a better user experience.</text:span><text:bookmark-end text:name="__RefHeading___Toc2238_1140417290"/></text:p>
      <text:p text:style-name="P31"/>
      <text:p text:style-name="P32"/>
      <text:p text:style-name="P32">Form with: </text:p>
      <text:p text:style-name="P32"><text:soft-page-break/>Url , method if no url then ‘/’ root, model </text:p>
      <text:p text:style-name="P32"/>
      <text:p text:style-name="P32">Form for: only accept model</text:p>
      <text:h text:style-name="P79" text:outline-level="1"><text:bookmark-start text:name="__RefHeading___Toc2240_1140417290"/><text:line-break/>Minitest vs RSpec in rails:<text:bookmark-end text:name="__RefHeading___Toc2240_1140417290"/></text:h>
      <text:p text:style-name="P34"><text:a xlink:type="simple" xlink:href="https://www.honeybadger.io/blog/minitest-rspec-rails/#:~:text=RSpec%20has%20the%20same%20goals,(BDD)%20and%20specification%20writing." text:style-name="Standard" text:visited-style-name="Standard"><text:span text:style-name="T4">https://www.honeybadger.io/blog/minitest-rspec-rails/#:~:text=RSpec%20has%20the%20same%20goals,(BDD)%20and%20specification%20writing.</text:span></text:a></text:p>
      <text:p text:style-name="P34"/>
      <text:p text:style-name="P33">rails dbconsole</text:p>
      <text:p text:style-name="P33"/>
      <text:h text:style-name="P81" text:outline-level="1"><text:bookmark-start text:name="__RefHeading___Toc2242_1140417290"/>Rails Important Question<text:bookmark-end text:name="__RefHeading___Toc2242_1140417290"/></text:h>
      <text:h text:style-name="P79" text:outline-level="1"><text:bookmark-start text:name="__RefHeading___Toc2256_1140417290"/><text:span text:style-name="T24"><text:line-break/></text:span>exists? vs present?<text:bookmark-end text:name="__RefHeading___Toc2256_1140417290"/></text:h>
      <text:p text:style-name="P34">services vs concerns</text:p>
      <text:p text:style-name="P14">A service object in Rails is a plain old Ruby object created for a specific business action. It usually contains code that doesn't fit in the model or view layer, e.g., actions via a third-party API like posting a tweet.</text:p>
      <text:p text:style-name="P14"/>
      <text:h text:style-name="P79" text:outline-level="1"/>
      <text:h text:style-name="P79" text:outline-level="1"/>
      <text:h text:style-name="P79" text:outline-level="1"><text:bookmark-start text:name="__RefHeading___Toc210_2207684175"/>csrf<text:bookmark-end text:name="__RefHeading___Toc210_2207684175"/></text:h>
      <text:p text:style-name="P55">There are two components to CSRF. First, a unique token is embedded in your site’s HTML. That same token is also stored in the session cookie. When a user makes a POST request, the CSRF token from the HTML gets sent with that request. Rails compares the token from the page with the token from the session cookie to ensure they match.</text:p>
      <text:p text:style-name="P55">CSRF (Cross-Site Request Forgery) is a method of attack that “works by including malicious code or a link in a page that accesses a web application the user is believed to have authenticated.</text:p>
      <text:p text:style-name="P55">Briefly, Cross-Site Request Forgery (CSRF) is an attack that allows a malicious user to spoof legitimate requests to your server, masquerading as an authenticated user.</text:p>
      <text:p text:style-name="P55"/>
      <text:h text:style-name="P82" text:outline-level="1"><text:bookmark-start text:name="__RefHeading___Toc212_2207684175"/><text:soft-page-break/>Credensials<text:bookmark-end text:name="__RefHeading___Toc212_2207684175"/></text:h>
      <text:p text:style-name="P55">The master key:</text:p>
      <text:p text:style-name="P55">When you create a new rails app a file called credentials.yml.enc is added to the config directory. This file will be decrypted in a production environment using a key stored either on a RAILS_MASTER_KEY environment variable or a master.key</text:p>
      <text:p text:style-name="P55">master.key is needed everywhere, and we should make sure that our team members also get this master.key file. When we want to deploy to the server, we should put what is inside the master.key to the environment variable. According to rubyonrails.org, Rails uses config/master.key or alternatively looks for the environment variable ENV["RAILS_MASTER_KEY"] to encrypt the credentials file.</text:p>
      <text:h text:style-name="P82" text:outline-level="1"><text:bookmark-start text:name="__RefHeading___Toc214_2207684175"/>Protocols<text:bookmark-end text:name="__RefHeading___Toc214_2207684175"/></text:h>
      <text:p text:style-name="P55"><text:span text:style-name="T27">SSL </text:span><text:span text:style-name="T28">stands for Secure Sockets Layer, and it refers to a protocol for encrypting, securing, and authenticating communications that take place on the Internet.</text:span></text:p>
      <text:h text:style-name="P82" text:outline-level="1"><text:bookmark-start text:name="__RefHeading___Toc2244_1140417290"/>Handshake:<text:bookmark-end text:name="__RefHeading___Toc2244_1140417290"/></text:h>
      <text:p text:style-name="P104">In networking, a "handshake" refers to the process of establishing a connection between two devices or systems to initiate communication. When two devices want to communicate with each other over a network, they need to follow a series of steps to set up the connection properly. This process is called a handshake because it involves a back-and-forth exchange of messages to agree on various parameters and establish a secure and reliable connection.</text:p>
      <text:p text:style-name="P104"><text:line-break/>The handshake protocol uses the public key infrastructure (PKI) and establishes a shared symmetric key between the parties to ensure confidentiality and integrity of the communicated data. The handshake involves three phases, with one or more messages exchanged between client and server: 1.</text:p>
      <text:p text:style-name="P56">Step by step :</text:p>
      <text:list xml:id="list1096661548" text:style-name="L2">
        <text:list-item>
          <text:p text:style-name="P105">The client sends a request to the server for a secure session. The server responds by sending its X.509 digital certificate containing server’s public key to the client.</text:p>
        </text:list-item>
        <text:list-item>
          <text:p text:style-name="P106">The client receives the server's X.509 digital certificate.</text:p>
        </text:list-item>
        <text:list-item>
          <text:p text:style-name="P106">The client authenticates the server, using a list of known certificate authorities.</text:p>
        </text:list-item>
        <text:list-item>
          <text:p text:style-name="P106">The client generates a random symmetric key and encrypts it using server's public key.</text:p>
        </text:list-item>
        <text:list-item>
          <text:p text:style-name="P106"><text:soft-page-break/>The client and server now both know the symmetric key and can use the SSL encryption process to encrypt and decrypt the information contained in the client request and the server response.</text:p>
        </text:list-item>
      </text:list>
      <text:p text:style-name="P55"/>
      <text:p text:style-name="P55"/>
      <text:p text:style-name="P55"/>
      <text:p text:style-name="P55"/>
      <text:h text:style-name="P82" text:outline-level="1"><text:bookmark-start text:name="__RefHeading___Toc2258_1140417290"/><text:span text:style-name="T67">S</text:span>caffolding<text:bookmark-end text:name="__RefHeading___Toc2258_1140417290"/></text:h>
      <text:p text:style-name="P76"><text:span text:style-name="T35">Rails scaffolding is a quick way to generate some of the major pieces of an application. If you want to create the models, views, and controllers for a new resource in a single operation, scaffolding is the tool for the job.</text:span><text:span text:style-name="T68"><text:line-break/></text:span></text:p>
      <text:p text:style-name="P57"/>
      <text:h text:style-name="P82" text:outline-level="1"><text:bookmark-start text:name="__RefHeading___Toc1884_1907706131"/><text:span text:style-name="T69">L</text:span>oad path<text:bookmark-end text:name="__RefHeading___Toc1884_1907706131"/></text:h>
      <text:p text:style-name="P17">Ruby by default has a list of directories it can look through when you ask it to load a specific file. This is stored in a variable: $: This is the load path. It initially includes the libdir, archdir, sitedir, vendordir and some others and is information Ruby holds about itself. If you type ruby -e 'puts $LOAD_PATH'</text:p>
      <text:p text:style-name="P17"/>
      <text:h text:style-name="P82" text:outline-level="1"><text:bookmark-start text:name="__RefHeading___Toc1886_1907706131"/>ActiveModel: <text:bookmark-end text:name="__RefHeading___Toc1886_1907706131"/></text:h>
      <text:p text:style-name="P17"><text:s/>Active Model is a library containing various modules used in developing classes that need some features present on Active Record. <text:s/>So ActiveModel includes things like validations. <text:s/></text:p>
      <text:p text:style-name="P17"/>
      <text:p text:style-name="P17">1) When including ActiveModel::API you get some features like:</text:p>
      <text:p text:style-name="P17">model name introspection</text:p>
      <text:p text:style-name="P17">conversions</text:p>
      <text:p text:style-name="P17">translations</text:p>
      <text:p text:style-name="P17">validations</text:p>
      <text:p text:style-name="P17">initialize object</text:p>
      <text:p text:style-name="P17"/>
      <text:p text:style-name="P17"><text:soft-page-break/>2) The ActiveModel::AttributeMethods module can add custom prefixes and suffixes on methods of a class. It is used by defining the prefixes and suffixes and which methods on the object will use them.</text:p>
      <text:p text:style-name="P17"/>
      <text:p text:style-name="P17">3) ActiveModel::Callbacks gives Active Record style callbacks. This provides an ability to define callbacks which run at appropriate times. After defining callbacks, you can wrap them with before, after, and around custom methods.</text:p>
      <text:p text:style-name="P17"/>
      <text:p text:style-name="P17">4) An object becomes dirty when it has gone through one or more changes to its attributes and has not been saved. ActiveModel::Dirty gives the ability to check whether an object has been changed or not. It also has attribute-based accessor methods. </text:p>
      <text:p text:style-name="P17"/>
      <text:p text:style-name="P17"/>
      <text:p text:style-name="P17">5) The ActiveModel::Validations module adds the ability to validate objects like in Active Record.</text:p>
      <text:p text:style-name="P17"/>
      <text:p text:style-name="P17">6) ActiveModel::Model allows implementing models similar to ActiveRecord::Base</text:p>
      <text:p text:style-name="P17"/>
      <text:p text:style-name="P17">7) ActiveModel::Serialization provides basic serialization for your object. You need to declare an attributes Hash which contains the attributes you want to serialize. Attributes must be strings, not symbols.</text:p>
      <text:p text:style-name="P17"/>
      <text:p text:style-name="P17">8) ActiveModel::SecurePassword provides a way to securely store any password in an encrypted form. When you include this module, a has_secure_password class method is provided which defines a password accessor with certain validations on it.</text:p>
      <text:p text:style-name="P17"/>
      <text:p text:style-name="P17"/>
      <text:h text:style-name="P83" text:outline-level="1"><text:bookmark-start text:name="__RefHeading___Toc1888_1907706131"/>ActiveRecord: <text:bookmark-end text:name="__RefHeading___Toc1888_1907706131"/></text:h>
      <text:p text:style-name="P55"><text:span text:style-name="T38">ActiveRecord is an ORM.</text:span><text:span text:style-name="T39"> </text:span><text:span text:style-name="T38">It's a layer of Ruby code that runs between your database and your logic code.</text:span></text:p>
      <text:p text:style-name="P55">Active <text:span text:style-name="T70">Record</text:span> facilitates the creation and use of business objects whose data requires persistent storage to a database. It is an implementation of the Active Record pattern which itself is a description of an Object Relational Mapping system.</text:p>
      <text:p text:style-name="P17"><text:soft-page-break/>This is the component that associates a class to the database. This will give the class functionality such as methods that make it easy to pull records from the database (An example is the find method).</text:p>
      <text:p text:style-name="P17"/>
      <text:h text:style-name="P83" text:outline-level="1"><text:bookmark-start text:name="__RefHeading___Toc1890_1907706131"/>ActiveResource: <text:bookmark-end text:name="__RefHeading___Toc1890_1907706131"/></text:h>
      <text:p text:style-name="P17">Similar to ActiveRecord. However, instead of being backed by a database, an ActiveResource object is backed by another application through a web service API. More information: http://ofps.oreilly.com/titles/9780596521424/activeresource_id59243.html</text:p>
      <text:p text:style-name="P17"/>
      <text:p text:style-name="P17"/>
      <text:h text:style-name="P83" text:outline-level="1"><text:bookmark-start text:name="__RefHeading___Toc1892_1907706131"/>“ORM: <text:bookmark-end text:name="__RefHeading___Toc1892_1907706131"/></text:h>
      <text:p text:style-name="P17">An object that wraps a row in a database table or view, encapsulates</text:p>
      <text:p text:style-name="P17">the database access, and adds domain logic on that data.”</text:p>
      <text:p text:style-name="P17"/>
      <text:h text:style-name="P84" text:outline-level="1"><text:bookmark-start text:name="__RefHeading___Toc1894_1907706131"/>Active Record callbacks<text:bookmark-end text:name="__RefHeading___Toc1894_1907706131"/></text:h>
      <text:h text:style-name="P3" text:outline-level="4"><text:bookmark-start text:name="__RefHeading___Toc1896_1907706131"/><text:a xlink:type="simple" xlink:href="https://guides.rubyonrails.org/v5.2/active_record_callbacks.html#creating-an-object" text:style-name="Internet_20_link" text:visited-style-name="Visited_20_Internet_20_Link"><text:span text:style-name="T37">Creating an Object</text:span></text:a><text:bookmark-end text:name="__RefHeading___Toc1896_1907706131"/></text:h>
      <text:list xml:id="list639226673" text:style-name="L3">
        <text:list-item>
          <text:p text:style-name="P108"><text:span text:style-name="Source_20_Text"><text:span text:style-name="T29">before_validation</text:span></text:span></text:p>
        </text:list-item>
        <text:list-item>
          <text:p text:style-name="P108"><text:span text:style-name="Source_20_Text"><text:span text:style-name="T29">after_validation</text:span></text:span></text:p>
        </text:list-item>
        <text:list-item>
          <text:p text:style-name="P108"><text:span text:style-name="Source_20_Text"><text:span text:style-name="T29">before_save</text:span></text:span></text:p>
        </text:list-item>
        <text:list-item>
          <text:p text:style-name="P108"><text:span text:style-name="Source_20_Text"><text:span text:style-name="T29">around_save</text:span></text:span></text:p>
        </text:list-item>
        <text:list-item>
          <text:p text:style-name="P108"><text:span text:style-name="Source_20_Text"><text:span text:style-name="T29">before_create</text:span></text:span></text:p>
        </text:list-item>
        <text:list-item>
          <text:p text:style-name="P108"><text:span text:style-name="Source_20_Text"><text:span text:style-name="T29">around_create</text:span></text:span></text:p>
        </text:list-item>
        <text:list-item>
          <text:p text:style-name="P108"><text:span text:style-name="Source_20_Text"><text:span text:style-name="T29">after_create</text:span></text:span></text:p>
        </text:list-item>
        <text:list-item>
          <text:p text:style-name="P108"><text:span text:style-name="Source_20_Text"><text:span text:style-name="T29">after_save</text:span></text:span></text:p>
        </text:list-item>
        <text:list-item>
          <text:p text:style-name="P108"><text:span text:style-name="Source_20_Text"><text:span text:style-name="T29">after_commit/after_rollback</text:span></text:span></text:p>
        </text:list-item>
      </text:list>
      <text:list xml:id="list3431375869" text:style-name="L4">
        <text:list-header>
          <text:p text:style-name="P107"><text:a xlink:type="simple" xlink:href="https://guides.rubyonrails.org/v5.2/active_record_callbacks.html#updating-an-object" text:style-name="Internet_20_link" text:visited-style-name="Visited_20_Internet_20_Link"><text:span text:style-name="T37">Updating an Object</text:span></text:a></text:p>
        </text:list-header>
      </text:list>
      <text:list xml:id="list215198273" text:style-name="L5">
        <text:list-item>
          <text:p text:style-name="P109"><text:span text:style-name="Source_20_Text"><text:span text:style-name="T29">before_validation</text:span></text:span></text:p>
        </text:list-item>
        <text:list-item>
          <text:p text:style-name="P109"><text:span text:style-name="Source_20_Text"><text:span text:style-name="T29">after_validation</text:span></text:span></text:p>
        </text:list-item>
        <text:list-item>
          <text:p text:style-name="P109"><text:span text:style-name="Source_20_Text"><text:span text:style-name="T29">before_save</text:span></text:span></text:p>
        </text:list-item>
        <text:list-item>
          <text:p text:style-name="P109"><text:span text:style-name="Source_20_Text"><text:span text:style-name="T29">around_save</text:span></text:span></text:p>
        </text:list-item>
        <text:list-item>
          <text:p text:style-name="P109"><text:soft-page-break/><text:span text:style-name="Source_20_Text"><text:span text:style-name="T29">before_update</text:span></text:span></text:p>
        </text:list-item>
        <text:list-item>
          <text:p text:style-name="P109"><text:span text:style-name="Source_20_Text"><text:span text:style-name="T29">around_update</text:span></text:span></text:p>
        </text:list-item>
        <text:list-item>
          <text:p text:style-name="P109"><text:span text:style-name="Source_20_Text"><text:span text:style-name="T29">after_update</text:span></text:span></text:p>
        </text:list-item>
        <text:list-item>
          <text:p text:style-name="P109"><text:span text:style-name="Source_20_Text"><text:span text:style-name="T29">after_save</text:span></text:span></text:p>
        </text:list-item>
        <text:list-item>
          <text:p text:style-name="P109"><text:span text:style-name="Source_20_Text"><text:span text:style-name="T29">after_commit/after_rollback</text:span></text:span></text:p>
        </text:list-item>
      </text:list>
      <text:h text:style-name="P4" text:outline-level="4"><text:bookmark-start text:name="__RefHeading___Toc1898_1907706131"/><text:a xlink:type="simple" xlink:href="https://guides.rubyonrails.org/v5.2/active_record_callbacks.html#destroying-an-object" text:style-name="Internet_20_link" text:visited-style-name="Visited_20_Internet_20_Link"><text:span text:style-name="T37">Destroying an Object</text:span></text:a><text:bookmark-end text:name="__RefHeading___Toc1898_1907706131"/></text:h>
      <text:list xml:id="list3313663560" text:style-name="L6">
        <text:list-item>
          <text:p text:style-name="P110"><text:span text:style-name="Source_20_Text"><text:span text:style-name="T29">before_destroy</text:span></text:span></text:p>
        </text:list-item>
        <text:list-item>
          <text:p text:style-name="P110"><text:span text:style-name="Source_20_Text"><text:span text:style-name="T29">around_destroy</text:span></text:span></text:p>
        </text:list-item>
        <text:list-item>
          <text:p text:style-name="P110"><text:span text:style-name="Source_20_Text"><text:span text:style-name="T29">after_destroy</text:span></text:span></text:p>
        </text:list-item>
        <text:list-item>
          <text:p text:style-name="P110"><text:span text:style-name="Source_20_Text"><text:span text:style-name="T29">after_commit/after_rollback</text:span></text:span></text:p>
        </text:list-item>
      </text:list>
      <text:p text:style-name="P58"/>
      <text:p text:style-name="P25"><text:span text:style-name="T34">The </text:span><text:span text:style-name="T36">after_initialize </text:span><text:span text:style-name="T34">callback will be called whenever an Active Record object is instantiated, either by directly using new or when a record is loaded from the database.</text:span></text:p>
      <text:p text:style-name="P25"><text:span text:style-name="T34">The </text:span><text:span text:style-name="T36">after_find </text:span><text:span text:style-name="T34">callback will be called whenever Active Record loads a record from the database. after_find is called before after_initialize if both are defined.</text:span></text:p>
      <text:p text:style-name="P26"><text:span text:style-name="T35">The </text:span><text:span text:style-name="Source_20_Text"><text:span text:style-name="T31">after_touch</text:span></text:span><text:span text:style-name="Source_20_Text"><text:span text:style-name="T29"> </text:span></text:span><text:span text:style-name="T35">callback will be called whenever an Active Record object is touched.</text:span></text:p>
      <text:p text:style-name="P18"/>
      <text:h text:style-name="P83" text:outline-level="1"><text:bookmark-start text:name="__RefHeading___Toc1900_1907706131"/>What is serialization?<text:bookmark-end text:name="__RefHeading___Toc1900_1907706131"/></text:h>
      <text:p text:style-name="P76">Serialization is the process of converting an object into a stream of bytes to store the object or transmit it to memory, a database or file. Its main purpose is to save the state of an object in order to be able to recreate it when needed.</text:p>
      <text:p text:style-name="P55"/>
      <text:h text:style-name="P83" text:outline-level="1"><text:bookmark-start text:name="__RefHeading___Toc1902_1907706131"/>Groups in Gemfile:<text:bookmark-end text:name="__RefHeading___Toc1902_1907706131"/></text:h>
      <text:p text:style-name="P55">https://stackoverflow.com/questions/3467177/gemfile-group-is-used-for</text:p>
      <text:p text:style-name="P27">"group" method is used for specify gems for specific environments.</text:p>
      <text:p text:style-name="P5"><text:span text:style-name="Source_20_Text"><text:span text:style-name="T40">group </text:span></text:span><text:span text:style-name="Source_20_Text"><text:span text:style-name="T41">:development</text:span></text:span><text:span text:style-name="Source_20_Text"><text:span text:style-name="T40">, </text:span></text:span><text:span text:style-name="Source_20_Text"><text:span text:style-name="T41">:test</text:span></text:span><text:span text:style-name="Source_20_Text"><text:span text:style-name="T40"> </text:span></text:span><text:span text:style-name="Source_20_Text"><text:span text:style-name="T41">do</text:span></text:span></text:p>
      <text:p text:style-name="P5"><text:span text:style-name="Source_20_Text"><text:span text:style-name="T45"><text:s text:c="2"/></text:span></text:span><text:span text:style-name="Source_20_Text"><text:span text:style-name="T40">gem </text:span></text:span><text:span text:style-name="Source_20_Text"><text:span text:style-name="T41">"rspec-rails"</text:span></text:span><text:span text:style-name="Source_20_Text"><text:span text:style-name="T40">, </text:span></text:span><text:span text:style-name="Source_20_Text"><text:span text:style-name="T41">"&gt;= 2.0.0.beta.19"</text:span></text:span></text:p>
      <text:p text:style-name="P5"><text:span text:style-name="Source_20_Text"><text:span text:style-name="T45"><text:s text:c="2"/></text:span></text:span><text:span text:style-name="Source_20_Text"><text:span text:style-name="T40">gem </text:span></text:span><text:span text:style-name="Source_20_Text"><text:span text:style-name="T41">"cucumber-rails"</text:span></text:span><text:span text:style-name="Source_20_Text"><text:span text:style-name="T40">, </text:span></text:span><text:span text:style-name="Source_20_Text"><text:span text:style-name="T41">"&gt;= 0.3.2"</text:span></text:span></text:p>
      <text:p text:style-name="P5"><text:span text:style-name="Source_20_Text"><text:span text:style-name="T45"><text:s text:c="2"/></text:span></text:span><text:span text:style-name="Source_20_Text"><text:span text:style-name="T40">gem </text:span></text:span><text:span text:style-name="Source_20_Text"><text:span text:style-name="T41">"webrat"</text:span></text:span><text:span text:style-name="Source_20_Text"><text:span text:style-name="T40">, </text:span></text:span><text:span text:style-name="Source_20_Text"><text:span text:style-name="T41">"&gt;= 0.7.2.beta.1"</text:span></text:span></text:p>
      <text:p text:style-name="P5"><text:span text:style-name="Source_20_Text"><text:span text:style-name="T41">end</text:span></text:span></text:p>
      <text:p text:style-name="P55"/>
      <text:p text:style-name="P55"/>
      <text:h text:style-name="P83" text:outline-level="1"><text:bookmark-start text:name="__RefHeading___Toc6391_1907706131"/><text:soft-page-break/>Select vs pluck:<text:bookmark-end text:name="__RefHeading___Toc6391_1907706131"/></text:h>
      <text:p text:style-name="P76"><text:a xlink:type="simple" xlink:href="https://findnerd.com/list/view/Select-Vs-Pluck-in-Rails/19258/" text:style-name="Internet_20_link" text:visited-style-name="Visited_20_Internet_20_Link"><text:span text:style-name="T68">https://findnerd.com/list/view/Select-Vs-Pluck-in-Rails/19258/</text:span></text:a></text:p>
      <text:p text:style-name="P55"/>
      <text:p text:style-name="P67"><text:span text:style-name="Source_20_Text"><text:span text:style-name="T46">select</text:span></text:span><text:span text:style-name="T47"> is used to fetch records with specific attributes. It returns an </text:span><text:span text:style-name="Source_20_Text"><text:span text:style-name="T46">ActiveRecord::Relation</text:span></text:span><text:span text:style-name="T47"> object.</text:span></text:p>
      <text:p text:style-name="P11"><text:span text:style-name="Source_20_Text"><text:span text:style-name="T46">pluck</text:span></text:span><text:span text:style-name="T47"> can be used the same way </text:span><text:span text:style-name="Source_20_Text"><text:span text:style-name="T46">select</text:span></text:span><text:span text:style-name="T47"> is used, however it returns an array of selected attributes.</text:span></text:p>
      <text:p text:style-name="P54"/>
      <text:p text:style-name="P59">Select takes much time on building ActiveRecord models. On large data_set pluck is much faster than select. </text:p>
      <text:p text:style-name="P59">Pluck should be used when only column values are required. Select should be used when object is required. pluck is an eager method and it hits the database immediately when called.</text:p>
      <text:h text:style-name="P83" text:outline-level="1"><text:bookmark-start text:name="__RefHeading___Toc238_2207684175"/>application server and web server:<text:bookmark-end text:name="__RefHeading___Toc238_2207684175"/></text:h>
      <text:p text:style-name="P76"><text:a xlink:type="simple" xlink:href="https://www.educative.io/answers/web-server-vs-application-server" text:style-name="Internet_20_link" text:visited-style-name="Visited_20_Internet_20_Link"><text:span text:style-name="T68">https://www.educative.io/answers/web-server-vs-application-server</text:span></text:a></text:p>
      <text:p text:style-name="P55">https://www.ibm.com/cloud/learn/web-server-vs-application-server</text:p>
      <text:p text:style-name="P55">A web server delivers static web content—e.g., HTML pages, files, images, video—primarily in response to hypertext transfer protocol (HTTP) requests from a web browser. </text:p>
      <text:p text:style-name="P76">An application server typically can deliver web content too, but its primary job is to enable interaction between end-user clients and server-side application code—the code representing what is often called business logic—to generate and deliver dynamic content, such as transaction results, decision support, or real-time analytics.</text:p>
      <text:p text:style-name="P55"/>
      <text:h text:style-name="P83" text:outline-level="1"><text:bookmark-start text:name="__RefHeading___Toc2252_1140417290"/><text:bookmark text:name="docs-internal-guid-92340c4b-7fff-71ed-2cab-dd8c3d9009b7"/>HTTP headers<text:bookmark-end text:name="__RefHeading___Toc2252_1140417290"/></text:h>
      <text:p text:style-name="P58">An HTTP header is a field of an HTTP request or response that passes additional context and metadata about the request or response.</text:p>
      <text:h text:style-name="P79" text:outline-level="1"><text:bookmark-start text:name="__RefHeading___Toc6393_1907706131"/>Rake vs Rack<text:bookmark-end text:name="__RefHeading___Toc6393_1907706131"/></text:h>
      <text:p text:style-name="P55">Rake is a task runner. </text:p>
      <text:p text:style-name="P55">Rack helps Ruby servers &amp; frameworks work together.</text:p>
      <text:p text:style-name="P55"/>
      <text:h text:style-name="P83" text:outline-level="1"><text:bookmark-start text:name="__RefHeading___Toc6395_1907706131"/><text:soft-page-break/>Custom Rake tasks<text:bookmark-end text:name="__RefHeading___Toc6395_1907706131"/></text:h>
      <text:p text:style-name="P69"/>
      <text:p text:style-name="P68">Create file in lib/tasks <text:s text:c="3"/>say apple.rake</text:p>
      <text:p text:style-name="P48"/>
      <text:p text:style-name="P76">task :apple do</text:p>
      <text:p text:style-name="P51">puts "Eat more apples!"</text:p>
      <text:p text:style-name="P50">end</text:p>
      <text:p text:style-name="P50"/>
      <text:p text:style-name="P49">run in console:</text:p>
      <text:p text:style-name="P50"><text:s/>rake apple</text:p>
      <text:p text:style-name="P47"/>
      <text:p text:style-name="P46"/>
      <text:p text:style-name="P46"/>
      <text:h text:style-name="P79" text:outline-level="1"><text:bookmark-start text:name="__RefHeading___Toc6397_1907706131"/>Render Partial:<text:bookmark-end text:name="__RefHeading___Toc6397_1907706131"/></text:h>
      <text:p text:style-name="P76"><text:a xlink:type="simple" xlink:href="https://stackoverflow.com/questions/13426618/whats-the-difference-between-using-object-collection-and-locals-in-partial" text:style-name="Internet_20_link" text:visited-style-name="Visited_20_Internet_20_Link">https://stackoverflow.com/questions/13426618/whats-the-difference-between-using-object-collection-and-locals-in-partial</text:a></text:p>
      <text:p text:style-name="P76"/>
      <text:p text:style-name="P76"/>
      <text:p text:style-name="P19">&lt;% @user.comments.each do |comment| %&gt; </text:p>
      <text:p text:style-name="P19">&lt;%= render partial: 'comments/comment', locals: { comment: comment } %&gt;</text:p>
      <text:p text:style-name="P19"><text:s/>&lt;% end %&gt;</text:p>
      <text:p text:style-name="P19"/>
      <text:p text:style-name="P19"/>
      <text:p text:style-name="P20"><text:s/>******************</text:p>
      <text:p text:style-name="P21"/>
      <text:p text:style-name="P16">&lt;h2&gt;Comments:&lt;/h2&gt;</text:p>
      <text:p text:style-name="P16">&lt;!-- This will now render the partial in app/views/comments/_comment.html.erb once for each comment that is in the @article --&gt;</text:p>
      <text:p text:style-name="P16">&lt;div id="comments"&gt;</text:p>
      <text:p text:style-name="P16">&lt;%= render @article.comments %&gt;</text:p>
      <text:p text:style-name="P16">&lt;/div&gt;</text:p>
      <text:p text:style-name="P16"/>
      <text:p text:style-name="P16">&lt;hr&gt;</text:p>
      <text:p text:style-name="P16"/>
      <text:p text:style-name="P16">&lt;!-- rendering all comments manually --&gt;</text:p>
      <text:p text:style-name="P16">&lt;!-- &lt;% @article.comments.each do |comment| %&gt;</text:p>
      <text:p text:style-name="P16">&lt;p&gt;</text:p>
      <text:p text:style-name="P16"><text:soft-page-break/>&lt;strong&gt;Commenter:&lt;/strong&gt;</text:p>
      <text:p text:style-name="P16">&lt;%= comment.commenter %&gt;</text:p>
      <text:p text:style-name="P16">&lt;/p&gt;</text:p>
      <text:p text:style-name="P16"/>
      <text:p text:style-name="P16">&lt;p&gt;</text:p>
      <text:p text:style-name="P16">&lt;strong&gt;Comment:&lt;/strong&gt;</text:p>
      <text:p text:style-name="P16">&lt;%= comment.body %&gt;</text:p>
      <text:p text:style-name="P16">&lt;/p&gt;</text:p>
      <text:p text:style-name="P16">&lt;% end %&gt; --&gt;</text:p>
      <text:p text:style-name="P21"/>
      <text:h text:style-name="P79" text:outline-level="1"><text:bookmark-start text:name="__RefHeading___Toc1574_4263510089"/>resources vs resource<text:bookmark-end text:name="__RefHeading___Toc1574_4263510089"/></text:h>
      <text:p text:style-name="P28">Notice the differences between the two by looking at what actions (or routes) they have:</text:p>
      <text:p text:style-name="P11"><text:span text:style-name="T58">resources: </text:span><text:span text:style-name="Strong_20_Emphasis"><text:span text:style-name="T59">Index</text:span></text:span><text:span text:style-name="T58">, new, create, show, edit, update, destroy</text:span></text:p>
      <text:p text:style-name="P7">resource: <text:s/>new, create, show, edit, update, destroy</text:p>
      <text:p text:style-name="P76"/>
      <text:h text:style-name="P85" text:outline-level="1"><text:span text:style-name="Strong_20_Emphasis"><text:span text:style-name="T48"/></text:span></text:h>
      <text:h text:style-name="P79" text:outline-level="1"><text:bookmark-start text:name="__RefHeading___Toc1578_4263510089"/><text:span text:style-name="Strong_20_Emphasis">find vs find_by with array values</text:span><text:bookmark-end text:name="__RefHeading___Toc1578_4263510089"/></text:h>
      <text:p text:style-name="P70"><text:span text:style-name="Strong_20_Emphasis"><text:span text:style-name="T49">Article.find([4,5])</text:span></text:span></text:p>
      <text:p text:style-name="P70"><text:span text:style-name="Strong_20_Emphasis"><text:span text:style-name="T49">get record with id 4 and 5 </text:span></text:span></text:p>
      <text:p text:style-name="P70"><text:span text:style-name="Strong_20_Emphasis"><text:span text:style-name="T50">give error if record not found: ActiveRecord::RecordNotFound </text:span></text:span></text:p>
      <text:p text:style-name="P70"><text:span text:style-name="Strong_20_Emphasis"><text:span text:style-name="T50"/></text:span></text:p>
      <text:p text:style-name="P70"><text:span text:style-name="Strong_20_Emphasis"><text:span text:style-name="T49">Article.find_by(id:[4,5])</text:span></text:span></text:p>
      <text:p text:style-name="P70"><text:span text:style-name="Strong_20_Emphasis"><text:span text:style-name="T49">get only single record</text:span></text:span></text:p>
      <text:p text:style-name="P70"><text:span text:style-name="Strong_20_Emphasis"><text:span text:style-name="T50">do not give error if record not found </text:span></text:span><text:span text:style-name="Strong_20_Emphasis"><text:span text:style-name="T51">( return nil)</text:span></text:span></text:p>
      <text:p text:style-name="P70"><text:span text:style-name="Strong_20_Emphasis"><text:span text:style-name="T50"/></text:span></text:p>
      <text:h text:style-name="P79" text:outline-level="1"><text:bookmark-start text:name="__RefHeading___Toc1580_4263510089"/><text:span text:style-name="Strong_20_Emphasis">Services vs concerns</text:span><text:bookmark-end text:name="__RefHeading___Toc1580_4263510089"/></text:h>
      <text:p text:style-name="P70"><text:a xlink:type="simple" xlink:href="https://dev.to/joker666/ruby-on-rails-pattern-service-objects-b19" text:style-name="Internet_20_link" text:visited-style-name="Visited_20_Internet_20_Link"><text:span text:style-name="Strong_20_Emphasis"><text:span text:style-name="T50">https://dev.to/joker666/ruby-on-rails-pattern-service-objects-b19</text:span></text:span></text:a></text:p>
      <text:p text:style-name="P70"><text:a xlink:type="simple" xlink:href="https://stackoverflow.com/questions/46457227/concerns-vs-services#:~:text=Concerns%20and%20services%20are%20very,Concerns%20are%20mixins" text:style-name="Internet_20_link" text:visited-style-name="Visited_20_Internet_20_Link"><text:span text:style-name="Strong_20_Emphasis">https://stackoverflow.com/questions/46457227/concerns-vs-services#:~:text=Concerns%20and%20services%20are%20very,Concerns%20are%20mixins</text:span></text:a><text:span text:style-name="Strong_20_Emphasis"><text:span text:style-name="T50">.</text:span></text:span></text:p>
      <text:p text:style-name="P70"><text:span text:style-name="Strong_20_Emphasis"><text:span text:style-name="T50"/></text:span></text:p>
      <text:p text:style-name="P70"><text:span text:style-name="Strong_20_Emphasis"><text:span text:style-name="T50"><text:s/>Concerns and services are very different abstraction patterns used for entirely different purposes. </text:span></text:span></text:p>
      <text:p text:style-name="P70"><text:soft-page-break/><text:span text:style-name="Strong_20_Emphasis"><text:span text:style-name="T50">Services are operations/functions turned into classes. </text:span></text:span><text:span text:style-name="Strong_20_Emphasis"><text:span text:style-name="T52">(</text:span></text:span><text:span text:style-name="Strong_20_Emphasis"><text:span text:style-name="T53">add features</text:span></text:span><text:span text:style-name="Strong_20_Emphasis"><text:span text:style-name="T52"> </text:span></text:span><text:span text:style-name="Strong_20_Emphasis"><text:span text:style-name="T54">in service, </text:span></text:span><text:span text:style-name="Strong_20_Emphasis"><text:span text:style-name="T52">not related to controller )</text:span></text:span></text:p>
      <text:p text:style-name="P70"><text:span text:style-name="Strong_20_Emphasis"><text:span text:style-name="T50">Concerns are mixins. </text:span></text:span><text:span text:style-name="Strong_20_Emphasis"><text:span text:style-name="T52">( common code of controllers )</text:span></text:span></text:p>
      <text:p text:style-name="P70"><text:span text:style-name="Strong_20_Emphasis"><text:span text:style-name="T50"/></text:span></text:p>
      <text:p text:style-name="P70"><text:span text:style-name="Strong_20_Emphasis"><text:span text:style-name="T50">Service objects are used primarily to wrap a method in an object. These are useful in splitting logic up into small reusable components. </text:span></text:span></text:p>
      <text:h text:style-name="P79" text:outline-level="1"><text:bookmark-start text:name="__RefHeading___Toc1582_4263510089"/><text:bookmark text:name="what-is-a-transaction"/><text:span text:style-name="Strong_20_Emphasis">What Is A Transaction?</text:span><text:bookmark-end text:name="__RefHeading___Toc1582_4263510089"/></text:h>
      <text:p text:style-name="P76"><text:span text:style-name="Strong_20_Emphasis"><text:span text:style-name="T71">Transactions are typically used when you need to ensure data integrity </text:span></text:span><text:span text:style-name="Strong_20_Emphasis"><text:span text:style-name="T73">(accuracy, consistency, and reliability of data)</text:span></text:span><text:span text:style-name="Strong_20_Emphasis"><text:span text:style-name="T71">, even if your web app crashes in the middle of a request.</text:span></text:span></text:p>
      <text:p text:style-name="P76"><text:span text:style-name="Strong_20_Emphasis"><text:span text:style-name="T71">Transactions are protective blocks where SQL statements are only permanent if they can all succeed as one atomic action. The classic example is a transfer between two accounts where you can only have a deposit if the withdrawal succeeded and vice versa. Transactions enforce the integrity of the database and guard the data against program errors or database break-downs. Basically, you should use transaction blocks whenever you have a number of statements that must be executed together, or not at all.</text:span></text:span></text:p>
      <text:p text:style-name="P76"><text:span text:style-name="Strong_20_Emphasis"><text:span text:style-name="T71"/></text:span></text:p>
      <text:p text:style-name="P34"><text:bookmark-start text:name="__RefHeading___Toc1626_4263510089"/><text:span text:style-name="Strong_20_Emphasis"><text:span text:style-name="T71"><text:line-break/></text:span></text:span><text:bookmark-end text:name="__RefHeading___Toc1626_4263510089"/></text:p>
      <text:p text:style-name="P34"><text:span text:style-name="Strong_20_Emphasis"><text:span text:style-name="T71"/></text:span></text:p>
      <text:p text:style-name="P34"><text:span text:style-name="Strong_20_Emphasis"><text:span text:style-name="T71"/></text:span></text:p>
      <text:p text:style-name="P34"><text:span text:style-name="Strong_20_Emphasis"><text:span text:style-name="T71"/></text:span></text:p>
      <text:p text:style-name="P34"><text:span text:style-name="Strong_20_Emphasis"><text:span text:style-name="T71"/></text:span></text:p>
      <text:p text:style-name="P34"><text:span text:style-name="Strong_20_Emphasis"><text:span text:style-name="T71"/></text:span></text:p>
      <text:p text:style-name="P34"><text:span text:style-name="Strong_20_Emphasis"><text:span text:style-name="T71"/></text:span></text:p>
      <text:p text:style-name="P34"><text:span text:style-name="Strong_20_Emphasis"><text:span text:style-name="T71"/></text:span></text:p>
      <text:p text:style-name="P34"><text:span text:style-name="Strong_20_Emphasis"><text:span text:style-name="T71"/></text:span></text:p>
      <text:p text:style-name="P34"><text:span text:style-name="Strong_20_Emphasis"><text:span text:style-name="T71"/></text:span></text:p>
      <text:p text:style-name="P34"><text:span text:style-name="Strong_20_Emphasis"><text:span text:style-name="T71"/></text:span></text:p>
      <text:p text:style-name="P34"><text:span text:style-name="Strong_20_Emphasis"><text:span text:style-name="T71"/></text:span></text:p>
      <text:p text:style-name="P34"><text:span text:style-name="Strong_20_Emphasis"><text:span text:style-name="T71"/></text:span></text:p>
      <text:h text:style-name="P79" text:outline-level="1"><text:bookmark-start text:name="__RefHeading___Toc1954_2536788421"/>Why do we write custom rake tasks?<text:bookmark-end text:name="__RefHeading___Toc1954_2536788421"/></text:h>
      <text:p text:style-name="P60"><text:span text:style-name="Strong_20_Emphasis"><text:span text:style-name="T74">What is a task? </text:span></text:span></text:p>
      <text:list xml:id="list1736793610" text:style-name="L7">
        <text:list-item>
          <text:p text:style-name="P102"><text:span text:style-name="Strong_20_Emphasis"><text:span text:style-name="T74">Making a backup of your database </text:span></text:span></text:p>
        </text:list-item>
        <text:list-item>
          <text:p text:style-name="P102"><text:span text:style-name="Strong_20_Emphasis"><text:span text:style-name="T74">Running your tests </text:span></text:span></text:p>
        </text:list-item>
        <text:list-item>
          <text:p text:style-name="P102"><text:span text:style-name="Strong_20_Emphasis"><text:span text:style-name="T74">Gathering &amp; reporting stats</text:span></text:span></text:p>
        </text:list-item>
      </text:list>
      <text:p text:style-name="P36"><text:soft-page-break/>These are small tasks that without Rake would be scattered all over your project on different files. Rake centralizes access to your tasks.</text:p>
      <text:p text:style-name="P36"><text:s/>Rake also makes a few things easier, like finding files that match a certain pattern &amp; that have been modified recently.</text:p>
      <text:p text:style-name="P36">Rake is a popular task runner for Ruby and Rails applications. For example, Rails provides the predefined Rake tasks for creating databases, running migrations, and performing tests. You can also create custom tasks to automate specific actions - run code analysis tools, backup databases, and so on.</text:p>
      <text:h text:style-name="P79" text:outline-level="1"><text:bookmark-start text:name="__RefHeading___Toc1956_2536788421"/><text:line-break/>any difference b/w gems and library<text:span text:style-name="T75">:</text:span><text:bookmark-end text:name="__RefHeading___Toc1956_2536788421"/></text:h>
      <text:p text:style-name="P71">Gem is just a fancy term for a packaged Ruby library. </text:p>
      <text:p text:style-name="P71">A library is just a bit of code providing a set of functionalities to anyone who integrates it in its code. </text:p>
      <text:p text:style-name="P71">The only thing you need to know to understand the difference with an engine is that a gem is pure Ruby code.</text:p>
      <text:p text:style-name="P71">Gems in Rails are libraries that allow any Ruby on Rails developer to add functionalities without writing code.</text:p>
      <text:h text:style-name="P79" text:outline-level="1"><text:bookmark-start text:name="__RefHeading___Toc1958_2536788421"/>gems vs Plugins:<text:bookmark-end text:name="__RefHeading___Toc1958_2536788421"/></text:h>
      <text:p text:style-name="P22">A Rails plugin is either an extension or a modification of the core framework.</text:p>
      <text:p text:style-name="P15">A gem is a packaged Ruby application or library.</text:p>
      <text:p text:style-name="P23">When you install a plugin in a project it can be used only in the respective project. But if u install a gem, it can be used by every project. This is the main difference of Gem &amp; Plugins.</text:p>
      <text:p text:style-name="P28">So, the biggest difference between the 2 is that Rails plugins are specifically made for use within Ruby on Rails applications, whereas gems aren't.</text:p>
      <text:p text:style-name="P23"/>
      <text:p text:style-name="P29">The basic difference is a gem is something that needs to be installed on the system running your Rails application, whereas a plugin is deployed along with your application. More specifically, plugins live in vendor/plugins whereas gems need to be install using rake gem install gem_name.</text:p>
      <text:p text:style-name="P8">As for when to use each, gems tend to be easier to keep up to date, but more specifically, some gems use native C code and are compiled specifically for a given operating system (such as Nokogiri). These need to be installed as gems as they will not work when moved to another system. Whereas some things like <text:soft-page-break/>acts_as_commentable use straight ruby code and can be moved from system to system.</text:p>
      <text:p text:style-name="P71"/>
      <text:h text:style-name="P79" text:outline-level="1"><text:bookmark-start text:name="__RefHeading___Toc1960_2536788421"/><text:line-break/><text:span text:style-name="T76">A</text:span>ssets pipeline<text:bookmark-end text:name="__RefHeading___Toc1960_2536788421"/></text:h>
      <text:p text:style-name="P62">The asset pipeline provides a framework to concatenate and minify or compress JavaScript and CSS assets. It also adds the ability to write these assets in other languages and pre-processors such as CoffeeScript, Sass, and ERB. It allows assets in your application to be automatically combined with assets from other gems.</text:p>
      <text:h text:style-name="P79" text:outline-level="1"><text:bookmark-start text:name="__RefHeading___Toc1962_2536788421"/>Sprocket:<text:bookmark-end text:name="__RefHeading___Toc1962_2536788421"/></text:h>
      <text:p text:style-name="P63">The asset pipeline is implemented by the sprockets-rails gem,</text:p>
      <text:h text:style-name="P79" text:outline-level="1"><text:bookmark-start text:name="__RefHeading___Toc1964_2536788421"/>Minification:<text:bookmark-end text:name="__RefHeading___Toc1964_2536788421"/></text:h>
      <text:p text:style-name="P61"><text:s text:c="5"/><text:span text:style-name="T77">compress files, removing tabs and spaces</text:span></text:p>
      <text:h text:style-name="P79" text:outline-level="1"><text:bookmark-start text:name="__RefHeading___Toc1966_2536788421"/>Concatination:<text:bookmark-end text:name="__RefHeading___Toc1966_2536788421"/></text:h>
      <text:p text:style-name="P61">Sprockets concatenates all JavaScript files into one master .js file and all CSS files into one master .css file.</text:p>
      <text:h text:style-name="P79" text:outline-level="1"><text:bookmark-start text:name="__RefHeading___Toc1968_2536788421"/>Precompilation<text:bookmark-end text:name="__RefHeading___Toc1968_2536788421"/></text:h>
      <text:p text:style-name="P76">Precompile - happens before you send your code to production using rake assets:precompile. It makes sure your code is compilable (made up word) and put them in public/assets</text:p>
      <text:p text:style-name="P76">We use rake assets:precompile to precompile our assets before pushing code to production. This command precompiles assets and places them under the public/assets directory in our Rails application.</text:p>
      <text:p text:style-name="P76"><text:soft-page-break/>In production, Rails precompiles these files to public/assets by default. The precompiled copies are then served as static assets by the web server. The files in app/assets are never served directly in production.</text:p>
      <text:h text:style-name="P79" text:outline-level="1"><text:bookmark-start text:name="__RefHeading___Toc1970_2536788421"/>Preprocessing<text:bookmark-end text:name="__RefHeading___Toc1970_2536788421"/></text:h>
      <text:p text:style-name="P76">Preprocess - a process that transforms your code into either css, html or js before you sent it to your browser. This is usually when you use (redundant here) preprocessors such as coffeescript, erb, scss, etc. I must say that the order is important when using preprocess.</text:p>
      <text:h text:style-name="P86" text:outline-level="1"><text:bookmark-start text:name="__RefHeading___Toc1972_2536788421"/>Transpilation:<text:bookmark-end text:name="__RefHeading___Toc1972_2536788421"/></text:h>
      <text:p text:style-name="P72">High to high language transformation</text:p>
      <text:h text:style-name="P79" text:outline-level="1"><text:bookmark-start text:name="__RefHeading___Toc2801_4022297363"/><text:line-break/>Need to revise how to rollback multiple migrations at once.<text:bookmark-end text:name="__RefHeading___Toc2801_4022297363"/></text:h>
      <text:p text:style-name="P76"><text:a xlink:type="simple" xlink:href="https://stackoverflow.com/questions/3647685/how-to-rollback-a-specific-migration" text:style-name="Internet_20_link" text:visited-style-name="Visited_20_Internet_20_Link">https://stackoverflow.com/questions/3647685/how-to-rollback-a-specific-migration</text:a></text:p>
      <text:p text:style-name="P42"><text:span text:style-name="Source_20_Text"><text:span text:style-name="T42">rake </text:span></text:span><text:a xlink:type="simple" xlink:href="db:migrate:status" text:style-name="Internet_20_link" text:visited-style-name="Visited_20_Internet_20_Link"><text:span text:style-name="Source_20_Text"><text:span text:style-name="T42">db:migrate:</text:span></text:span></text:a><text:a xlink:type="simple" xlink:href="db:migrate:status" text:style-name="Internet_20_link" text:visited-style-name="Visited_20_Internet_20_Link"><text:span text:style-name="Source_20_Text"><text:span text:style-name="T43">status</text:span></text:span></text:a><text:span text:style-name="Source_20_Text"><text:span text:style-name="T43"> <text:s text:c="4"/>– to know status of migrations</text:span></text:span></text:p>
      <text:p text:style-name="P42"><text:span text:style-name="Source_20_Text"><text:span text:style-name="T42"/></text:span></text:p>
      <text:p text:style-name="P42"><text:span text:style-name="Source_20_Text"><text:span text:style-name="T44">rake db:rollback STEP=</text:span></text:span><text:span text:style-name="Source_20_Text"><text:span text:style-name="T42">2</text:span></text:span></text:p>
      <text:p text:style-name="P42"><text:span text:style-name="Source_20_Text"><text:span text:style-name="T42">this will step down last two migrations</text:span></text:span></text:p>
      <text:p text:style-name="P42"><text:span text:style-name="Source_20_Text"><text:span text:style-name="T42"/></text:span></text:p>
      <text:p text:style-name="P42"><text:span text:style-name="Source_20_Text"><text:span text:style-name="T42">rake db:migrate VERSION=20100905201547</text:span></text:span></text:p>
      <text:p text:style-name="P42"><text:span text:style-name="Source_20_Text"><text:span text:style-name="T42">this will rollback up to this migration ( this specified version file will remain up)</text:span></text:span></text:p>
      <text:p text:style-name="P73"/>
      <text:p text:style-name="P76"><text:span text:style-name="T56">In order to rollback ONLY ONE specific migration (OUT OF ORDER) use:</text:span><text:span text:style-name="Source_20_Text"><text:span text:style-name="T44">rake db:migrate:down VERSION=20100905201547</text:span></text:span></text:p>
      <text:p text:style-name="P42"><text:span text:style-name="Source_20_Text"><text:span text:style-name="T57">And if you ever want to migrate a single migration</text:span></text:span></text:p>
      <text:p text:style-name="P42"><text:span text:style-name="Source_20_Text"><text:span text:style-name="T44">rake db:migrate:up VERSION=20100905201547</text:span></text:span></text:p>
      <text:p text:style-name="P76"/>
      <text:h text:style-name="P79" text:outline-level="1"/>
      <text:h text:style-name="P79" text:outline-level="1"><text:bookmark-start text:name="__RefHeading___Toc2005_1121353878"/><text:line-break/>Which migrations are not reversible through change action in migration<text:bookmark-end text:name="__RefHeading___Toc2005_1121353878"/></text:h>
      <text:p text:style-name="P76"><text:a xlink:type="simple" xlink:href="https://api.rubyonrails.org/classes/ActiveRecord/IrreversibleMigration.html" text:style-name="Internet_20_link" text:visited-style-name="Visited_20_Internet_20_Link">https://api.rubyonrails.org/classes/ActiveRecord/IrreversibleMigration.html</text:a></text:p>
      <text:p text:style-name="P76"><text:soft-page-break/><text:a xlink:type="simple" xlink:href="https://guides.rubyonrails.org/v5.2/active_record_migrations.html#using-the-change-method" text:style-name="Internet_20_link" text:visited-style-name="Visited_20_Internet_20_Link"><text:span text:style-name="T60">https://guides.rubyonrails.org/v5.2/active_record_migrations.html#using-the-change-method</text:span></text:a></text:p>
      <text:p text:style-name="P65"/>
      <text:p text:style-name="P76"><text:span text:style-name="T34">The </text:span><text:span text:style-name="Source_20_Text"><text:span text:style-name="T29">change</text:span></text:span><text:span text:style-name="T34"> method is the primary way of writing migrations. It works for the majority of cases, where Active Record knows how to reverse the migration automatically. Currently, the </text:span><text:span text:style-name="Source_20_Text"><text:span text:style-name="T29">change</text:span></text:span><text:span text:style-name="T34"> method supports only these migration definitions:</text:span></text:p>
      <text:p text:style-name="P9">add_column</text:p>
      <text:p text:style-name="P9">add_foreign_key</text:p>
      <text:p text:style-name="P9">add_index</text:p>
      <text:p text:style-name="P9">add_reference</text:p>
      <text:p text:style-name="P9">add_timestamps</text:p>
      <text:p text:style-name="P9">change_column_default (must supply a :from and :to option)</text:p>
      <text:p text:style-name="P12"><text:span text:style-name="T34"><text:tab/></text:span><text:span text:style-name="Source_20_Text"><text:span text:style-name="T32">change_column_default :products, :approved, from: </text:span></text:span><text:span text:style-name="Source_20_Text"><text:span text:style-name="T61">true</text:span></text:span><text:span text:style-name="Source_20_Text"><text:span text:style-name="T32">, to: </text:span></text:span><text:span text:style-name="Source_20_Text"><text:span text:style-name="T61">false</text:span></text:span></text:p>
      <text:p text:style-name="P9">change_column_null</text:p>
      <text:p text:style-name="P9">create_join_table</text:p>
      <text:p text:style-name="P9">create_table</text:p>
      <text:p text:style-name="P9">disable_extension</text:p>
      <text:p text:style-name="P9">drop_join_table</text:p>
      <text:p text:style-name="P9">drop_table (must supply a block)</text:p>
      <text:p text:style-name="P9">enable_extension</text:p>
      <text:p text:style-name="P9">remove_column (must supply a type)</text:p>
      <text:p text:style-name="P9">remove_foreign_key (must supply a second table)</text:p>
      <text:p text:style-name="P9">remove_index</text:p>
      <text:p text:style-name="P9">remove_reference</text:p>
      <text:p text:style-name="P9">remove_timestamps</text:p>
      <text:p text:style-name="P9">rename_column</text:p>
      <text:p text:style-name="P9">rename_index</text:p>
      <text:p text:style-name="P9">rename_table</text:p>
      <text:p text:style-name="P76"><text:line-break/><text:span text:style-name="Source_20_Text"><text:span text:style-name="T29">change_table </text:span></text:span><text:span text:style-name="Source_20_Text"><text:span text:style-name="T30">i</text:span></text:span><text:span text:style-name="T34">s also reversible, as long as the block does not call </text:span><text:span text:style-name="Source_20_Text"><text:span text:style-name="T29">change</text:span></text:span><text:span text:style-name="T34">,</text:span><text:span text:style-name="Source_20_Text"><text:span text:style-name="T29">change_default </text:span></text:span><text:span text:style-name="T34">or </text:span><text:span text:style-name="Source_20_Text"><text:span text:style-name="T29">remove</text:span></text:span><text:span text:style-name="T34">.</text:span></text:p>
      <text:p text:style-name="P10"><text:span text:style-name="Source_20_Text"><text:span text:style-name="T29">remove_column </text:span></text:span><text:span text:style-name="T34">is reversible if you supply the column type as the third argument. Provide the original column options too, otherwise Rails can't recreate the column exactly when rolling back</text:span></text:p>
      <text:p text:style-name="P76"/>
      <text:h text:style-name="P79" text:outline-level="1"><text:bookmark-start text:name="__RefHeading___Toc2007_1121353878"/><text:line-break/>What is require false means in gemfile ?<text:bookmark-end text:name="__RefHeading___Toc2007_1121353878"/></text:h>
      <text:p text:style-name="P76">You use :require =&gt; false when you want the gem to be installed but not "required".</text:p>
      <text:p text:style-name="P76">Specify :require =&gt; false to prevent bundler from requiring the gem, but still install it and maintain dependencies.</text:p>
      <text:p text:style-name="P76">*****</text:p>
      <text:p text:style-name="P66"><text:soft-page-break/>If a gem's main file is different than the gem name, specify how to require it</text:p>
      <text:p text:style-name="P66">gem 'rack-cache', :require =&gt; 'rack/cache'</text:p>
      <text:h text:style-name="P79" text:outline-level="1"><text:bookmark-start text:name="__RefHeading___Toc2009_1121353878"/><text:line-break/>What is shallow nesting of routes?<text:bookmark-end text:name="__RefHeading___Toc2009_1121353878"/></text:h>
      <text:p text:style-name="P76"><text:a xlink:type="simple" xlink:href="https://medium.com/@jaredrayjohnson1/4-things-i-learned-toying-around-with-nested-resources-in-rails-fed6d761e924" text:style-name="Internet_20_link" text:visited-style-name="Visited_20_Internet_20_Link">https://medium.com/@jaredrayjohnson1/4-things-i-learned-toying-around-with-nested-resources-in-rails-fed6d761e924</text:a></text:p>
      <text:p text:style-name="P42"><text:span text:style-name="Source_20_Text"><text:span text:style-name="T29">resources </text:span></text:span><text:span text:style-name="Source_20_Text"><text:span text:style-name="T62">:articles</text:span></text:span><text:span text:style-name="Source_20_Text"><text:span text:style-name="T29">, </text:span></text:span><text:span text:style-name="Source_20_Text"><text:span text:style-name="T62">shallow: </text:span></text:span><text:span text:style-name="Source_20_Text"><text:span text:style-name="T64">true</text:span></text:span><text:span text:style-name="Source_20_Text"><text:span text:style-name="T29"> </text:span></text:span><text:span text:style-name="Source_20_Text"><text:span text:style-name="T66">do</text:span></text:span></text:p>
      <text:p text:style-name="P6"><text:span text:style-name="Source_20_Text"><text:span text:style-name="T33"><text:s text:c="2"/></text:span></text:span><text:span text:style-name="Source_20_Text"><text:span text:style-name="T29">resources </text:span></text:span><text:span text:style-name="Source_20_Text"><text:span text:style-name="T62">:comments</text:span></text:span></text:p>
      <text:p text:style-name="P6"><text:span text:style-name="Source_20_Text"><text:span text:style-name="T33"><text:s text:c="2"/></text:span></text:span><text:span text:style-name="Source_20_Text"><text:span text:style-name="T29">resources </text:span></text:span><text:span text:style-name="Source_20_Text"><text:span text:style-name="T62">:quotes</text:span></text:span></text:p>
      <text:p text:style-name="P6"><text:span text:style-name="Source_20_Text"><text:span text:style-name="T33"><text:s text:c="2"/></text:span></text:span><text:span text:style-name="Source_20_Text"><text:span text:style-name="T29">resources </text:span></text:span><text:span text:style-name="Source_20_Text"><text:span text:style-name="T62">:drafts</text:span></text:span></text:p>
      <text:p text:style-name="P6"><text:span text:style-name="Source_20_Text"><text:span text:style-name="T66">end</text:span></text:span></text:p>
      <text:p text:style-name="P6"><text:span text:style-name="Source_20_Text"><text:span text:style-name="T66">********************</text:span></text:span></text:p>
      <text:p text:style-name="P42"><text:span text:style-name="Source_20_Text"><text:span text:style-name="T29">resources </text:span></text:span><text:span text:style-name="Source_20_Text"><text:span text:style-name="T62">:</text:span></text:span><text:span text:style-name="Source_20_Text"><text:span text:style-name="T63">artists</text:span></text:span><text:span text:style-name="Source_20_Text"><text:span text:style-name="T29">, </text:span></text:span><text:span text:style-name="Source_20_Text"><text:span text:style-name="T62">shallow: </text:span></text:span><text:span text:style-name="Source_20_Text"><text:span text:style-name="T64">true</text:span></text:span><text:span text:style-name="Source_20_Text"><text:span text:style-name="T29"> </text:span></text:span><text:span text:style-name="Source_20_Text"><text:span text:style-name="T66">do</text:span></text:span></text:p>
      <text:p text:style-name="P6"><text:span text:style-name="Source_20_Text"><text:span text:style-name="T33"><text:s text:c="2"/></text:span></text:span><text:span text:style-name="Source_20_Text"><text:span text:style-name="T29">resources </text:span></text:span><text:span text:style-name="Source_20_Text"><text:span text:style-name="T62">:</text:span></text:span><text:span text:style-name="Source_20_Text"><text:span text:style-name="T63">songs</text:span></text:span></text:p>
      <text:p text:style-name="P6"><text:span text:style-name="Source_20_Text"><text:span text:style-name="T66">end</text:span></text:span></text:p>
      <text:p text:style-name="P76">Shallow nesting Adding the ‘shallow: true’ parameter to your nested resource will define routes at the base level, ‘/songs/’, for four of our RESTful routes — show, edit, update and destroy, while leaving the remaining routes — index, new, create— at the nested level. So how is this useful to us?</text:p>
      <text:p text:style-name="P76">In my model, with artists and songs, we are now able to use the routes starting with ‘/songs/:id’ to view or modify existing songs on an individual basis. Recall that songs belong to artists, so upon creation, we still need to initialize a song with an artist relationship. However, once a song is created, it doesn’t matter to artist relationship if we would like to edit or delete it. And so, we don’t need to follow a lengthy route, such as ‘/artists/:artist_id/songs/:id/edit’ to make our changes.</text:p>
      <text:h text:style-name="P79" text:outline-level="1"><text:bookmark-start text:name="__RefHeading___Toc2011_1121353878"/><text:line-break/>exists? vs present?<text:bookmark-end text:name="__RefHeading___Toc2011_1121353878"/></text:h>
      <text:p text:style-name="P74">Present initialize all found records ( suppose we find humza name is present or not , and it will initialize all the objects and return it)</text:p>
      <text:p text:style-name="P74">exist check if the record found ( suppose humza name is present , it will return true afetr checking only first record)</text:p>
      <text:p text:style-name="P74"/>
      <text:h text:style-name="P79" text:outline-level="1"><text:bookmark-start text:name="__RefHeading___Toc2013_1121353878"/><text:soft-page-break/><text:line-break/>find vs find_by with array values<text:bookmark-end text:name="__RefHeading___Toc2013_1121353878"/></text:h>
      <text:p text:style-name="P76"/>
      <text:h text:style-name="P79" text:outline-level="1"><text:bookmark-start text:name="__RefHeading___Toc2015_1121353878"/><text:line-break/>length vs count<text:bookmark-end text:name="__RefHeading___Toc2015_1121353878"/></text:h>
      <text:p text:style-name="P76"/>
      <text:p text:style-name="P76">Length:</text:p>
      <text:p text:style-name="P76">If all entries are already loaded in the memory (Job.all), then use length to avoid another database query.</text:p>
      <text:p text:style-name="P76"/>
      <text:p text:style-name="P76">Count:</text:p>
      <text:p text:style-name="P76">If you do not have anything loaded in the memory, use count to make a query on database.</text:p>
      <text:p text:style-name="P76">Everytime it use sql count query to get result</text:p>
      <text:p text:style-name="P76"/>
      <text:p text:style-name="P76">Size:</text:p>
      <text:p text:style-name="P76">if the collection has already been loaded in the memory, it will return the length same as calling length. If it has not been loaded yet, it is like calling count.</text:p>
      <text:p text:style-name="P76"/>
      <text:p text:style-name="P76">Note for Length Count Size:</text:p>
      <text:p text:style-name="P76">If new record added, size(when its act as length, data loaded it act like length) and length will not show updated result.</text:p>
      <text:h text:style-name="P79" text:outline-level="1"><text:bookmark-start text:name="__RefHeading___Toc2017_1121353878"/><text:line-break/>Why do we use custom views helpers?<text:bookmark-end text:name="__RefHeading___Toc2017_1121353878"/></text:h>
      <text:p text:style-name="P76">A helper is a method that is (mostly) used in your Rails views to share reusable code. Rails comes with a set of built-in helper methods. One of these built-in helpers is time_ago_in_words . This method is helpful whenever you want to display time in this specific format.</text:p>
      <text:h text:style-name="P79" text:outline-level="1"><text:bookmark-start text:name="__RefHeading___Toc2019_1121353878"/><text:line-break/>need to revise asynchronous behaviour<text:bookmark-end text:name="__RefHeading___Toc2019_1121353878"/></text:h>
      <text:p text:style-name="P75"><text:span text:style-name="T78">Re</text:span>dis is a database that we will use to queue our jobs ( key value store)</text:p>
      <text:p text:style-name="P75"><text:soft-page-break/>Sidekiq is a ruby library that manage worker processes in rails applications and it will read off the queue to perform the job we put on.</text:p>
      <text:p text:style-name="P76">Redis-cli</text:p>
      <text:p text:style-name="P75">KEYS *</text:p>
      <text:p text:style-name="P75">exit</text:p>
      <text:h text:style-name="P79" text:outline-level="1"><text:bookmark-start text:name="__RefHeading___Toc2591_677187855"/><text:line-break/>How secret keys are managed?<text:bookmark-end text:name="__RefHeading___Toc2591_677187855"/></text:h>
      <text:p text:style-name="P64">Credentials are stored and accessed using two files:</text:p>
      <text:list xml:id="list209013756" text:style-name="L8">
        <text:list-item>
          <text:p text:style-name="P103">credentials.yml.enc – This is an encrypted file that stores all the credentials. It is a YAML file that is encrypted by using the master key. Since this is encrypted, it is safe to push this file to the remote repository.</text:p>
        </text:list-item>
        <text:list-item>
          <text:p text:style-name="P103">master.key – To decrypt the encrypted file, this file is used. It is impossible to read the encrypted file if this key is lost/modified. And, this should not be pushed to the remote repository. </text:p>
        </text:list-item>
      </text:list>
      <text:p text:style-name="P76"/>
      <text:h text:style-name="P79" text:outline-level="1"><text:bookmark-start text:name="__RefHeading___Toc2593_677187855"/><text:line-break/>Revise syntax for custom transactions<text:bookmark-end text:name="__RefHeading___Toc2593_677187855"/></text:h>
      <text:p text:style-name="P76"><text:a xlink:type="simple" xlink:href="https://blog.appsignal.com/2022/03/30/5-tips-to-design-ruby-on-rails-transactions-the-right-way.html" text:style-name="Internet_20_link" text:visited-style-name="Visited_20_Internet_20_Link">https://blog.appsignal.com/2022/03/30/5-tips-to-design-ruby-on-rails-transactions-the-right-way.html</text:a></text:p>
      <text:p text:style-name="P76"/>
      <text:p text:style-name="P42"><text:span text:style-name="Source_20_Text"><text:span text:style-name="T65">ActiveRecord::Base.transaction do</text:span></text:span></text:p>
      <text:p text:style-name="P42"><text:span text:style-name="Source_20_Text"><text:span text:style-name="T65"><text:s text:c="2"/>david.withdrawal(100)</text:span></text:span></text:p>
      <text:p text:style-name="P42"><text:span text:style-name="Source_20_Text"><text:span text:style-name="T65"><text:s text:c="2"/>mary.deposit(100)</text:span></text:span></text:p>
      <text:p text:style-name="P42"><text:span text:style-name="Source_20_Text"><text:span text:style-name="T65">end</text:span></text:span></text:p>
      <text:p text:style-name="P76"/>
      <text:p text:style-name="P76">******************************</text:p>
      <text:p text:style-name="P42"><text:span text:style-name="Source_20_Text"><text:span text:style-name="T79">def some_method</text:span></text:span></text:p>
      <text:p text:style-name="P43"><text:span text:style-name="Source_20_Text"><text:span text:style-name="T79"><text:s text:c="2"/>User.transaction do</text:span></text:span></text:p>
      <text:p text:style-name="P43"><text:span text:style-name="Source_20_Text"><text:span text:style-name="T79"><text:s text:c="4"/>user.perform_action!</text:span></text:span></text:p>
      <text:p text:style-name="P43"><text:span text:style-name="Source_20_Text"><text:span text:style-name="T79"><text:s text:c="4"/>user.perform_another_action!</text:span></text:span></text:p>
      <text:p text:style-name="P43"><text:span text:style-name="Source_20_Text"><text:span text:style-name="T79"><text:s text:c="2"/>end</text:span></text:span></text:p>
      <text:p text:style-name="P43"><text:span text:style-name="Source_20_Text"><text:span text:style-name="T79">rescue SomeError</text:span></text:span></text:p>
      <text:p text:style-name="P43"><text:span text:style-name="Source_20_Text"><text:span text:style-name="T79"><text:s text:c="2"/># rescue</text:span></text:span></text:p>
      <text:p text:style-name="P45"><text:span text:style-name="Source_20_Text"><text:span text:style-name="T79">end</text:span></text:span></text:p>
      <text:p text:style-name="P76"/>
      <text:h text:style-name="P79" text:outline-level="1"><text:bookmark-start text:name="__RefHeading___Toc2595_677187855"/><text:soft-page-break/>Webpacker<text:bookmark-end text:name="__RefHeading___Toc2595_677187855"/></text:h>
      <text:p text:style-name="P24">Webpacker is a tool that integrates Webpack with a Rails application. It makes it easy to configure and develop JavaScript-like applications and optimize them for the production environment.</text:p>
      <text:h text:style-name="P79" text:outline-level="1"><text:bookmark-start text:name="__RefHeading___Toc2597_677187855"/>Webpack<text:bookmark-end text:name="__RefHeading___Toc2597_677187855"/></text:h>
      <text:p text:style-name="P24">Webpack helps us organize our JavaScript file code to avoid errors and improve a website’s performance. It organizes the code into bundles.</text:p>
      <text:p text:style-name="P44">A bundle is a file where multiple modules are intelligently placed, respecting the dependency graph that is first created. Thanks to this process, we can be sure that our code will work as expected and before we invoke a given library’s code, it will have been loaded.</text:p>
      <text:p text:style-name="P24"/>
      <text:h text:style-name="P79" text:outline-level="1"><text:bookmark-start text:name="__RefHeading___Toc2599_677187855"/>Bundler<text:bookmark-end text:name="__RefHeading___Toc2599_677187855"/></text:h>
      <text:p text:style-name="P52"><text:span text:style-name="Strong_20_Emphasis"><text:span text:style-name="T72">Pacakager manager for rails</text:span></text:span></text:p>
      <text:p text:style-name="P52"><text:span text:style-name="Strong_20_Emphasis"><text:span text:style-name="T72"/></text:span></text:p>
      <text:p text:style-name="P52"><text:span text:style-name="Strong_20_Emphasis"><text:span text:style-name="T72"/></text:span></text:p>
      <text:h text:style-name="P79" text:outline-level="1"><text:bookmark-start text:name="__RefHeading___Toc1624_4263510089"/><text:soft-page-break/><text:span text:style-name="Strong_20_Emphasis"><text:span text:style-name="T71"><text:line-break/></text:span></text:span><text:bookmark-end text:name="__RefHeading___Toc1624_4263510089"/></text:h>
      <text:h text:style-name="P79" text:outline-level="1"><text:bookmark-start text:name="__RefHeading___Toc1584_4263510089"/><text:bookmark-end text:name="__RefHeading___Toc1584_4263510089"/><text:span text:style-name="Strong_20_Emphasis"><text:span text:style-name="T71"/></text:span></text:h>
      <text:h text:style-name="P79" text:outline-level="1"><text:span text:style-name="Strong_20_Emphasis"/></text:h>
      <text:h text:style-name="P79" text:outline-level="1"><text:bookmark-start text:name="__RefHeading___Toc1586_4263510089"/><text:span text:style-name="Strong_20_Emphasis">STI association</text:span><text:bookmark-end text:name="__RefHeading___Toc1586_4263510089"/></text:h>
      <text:h text:style-name="P79" text:outline-level="1"><text:bookmark-start text:name="__RefHeading___Toc1588_4263510089"/>Revise Up down vs change<text:bookmark-end text:name="__RefHeading___Toc1588_4263510089"/></text:h>
      <text:h text:style-name="P79" text:outline-level="1"><text:bookmark-start text:name="__RefHeading___Toc1590_4263510089"/>Functionalities of assets pipeline?<text:bookmark-end text:name="__RefHeading___Toc1590_4263510089"/></text:h>
      <text:h text:style-name="P79" text:outline-level="1"><text:bookmark-start text:name="__RefHeading___Toc1592_4263510089"/>hashwithindifferentaccess?<text:bookmark-end text:name="__RefHeading___Toc1592_4263510089"/></text:h>
      <text:h text:style-name="P79" text:outline-level="1"><text:bookmark-start text:name="__RefHeading___Toc1594_4263510089"/>Revise Model Callback Sequence<text:bookmark-end text:name="__RefHeading___Toc1594_4263510089"/></text:h>
      <text:h text:style-name="P79" text:outline-level="1"><text:bookmark-start text:name="__RefHeading___Toc1596_4263510089"/>Remote form submission - request will render which file by default if form is submitted as remote true?<text:bookmark-end text:name="__RefHeading___Toc1596_4263510089"/></text:h>
      <text:h text:style-name="P79" text:outline-level="1"><text:bookmark-start text:name="__RefHeading___Toc1598_4263510089"/>Resources vs resource in routing?<text:bookmark-end text:name="__RefHeading___Toc1598_4263510089"/></text:h>
      <text:h text:style-name="P79" text:outline-level="1"><text:bookmark-start text:name="__RefHeading___Toc1600_4263510089"/>Scope vs namespace?<text:bookmark-end text:name="__RefHeading___Toc1600_4263510089"/></text:h>
      <text:h text:style-name="P79" text:outline-level="1"><text:bookmark-start text:name="__RefHeading___Toc1602_4263510089"/>Shallow nesting of routes?<text:bookmark-end text:name="__RefHeading___Toc1602_4263510089"/></text:h>
      <text:h text:style-name="P79" text:outline-level="1"><text:bookmark-start text:name="__RefHeading___Toc1604_4263510089"/>model scope?<text:bookmark-end text:name="__RefHeading___Toc1604_4263510089"/></text:h>
      <text:h text:style-name="P79" text:outline-level="1"><text:bookmark-start text:name="__RefHeading___Toc1606_4263510089"/>different options for dependent key in has_many association?<text:bookmark-end text:name="__RefHeading___Toc1606_4263510089"/></text:h>
      <text:h text:style-name="P79" text:outline-level="1"><text:bookmark-start text:name="__RefHeading___Toc1608_4263510089"/>Different options to solve n+1 and what is the difference between them?<text:bookmark-end text:name="__RefHeading___Toc1608_4263510089"/></text:h>
      <text:h text:style-name="P79" text:outline-level="1"><text:bookmark-start text:name="__RefHeading___Toc1610_4263510089"/><text:soft-page-break/>Why use custom views helpers?<text:bookmark-end text:name="__RefHeading___Toc1610_4263510089"/></text:h>
      <text:h text:style-name="P79" text:outline-level="1"><text:bookmark-start text:name="__RefHeading___Toc1612_4263510089"/>best practices in views?<text:bookmark-end text:name="__RefHeading___Toc1612_4263510089"/></text:h>
      <text:h text:style-name="P79" text:outline-level="1"><text:bookmark-start text:name="__RefHeading___Toc1614_4263510089"/>Service vs concerns?<text:bookmark-end text:name="__RefHeading___Toc1614_4263510089"/></text:h>
      <text:h text:style-name="P79" text:outline-level="1"><text:bookmark-start text:name="__RefHeading___Toc1616_4263510089"/>Practice Queries<text:bookmark-end text:name="__RefHeading___Toc1616_4263510089"/></text:h>
      <text:h text:style-name="P79" text:outline-level="1"><text:bookmark-start text:name="__RefHeading___Toc1618_4263510089"/>Custom Transaction?<text:bookmark-end text:name="__RefHeading___Toc1618_4263510089"/></text:h>
      <text:h text:style-name="P79" text:outline-level="1"><text:bookmark-start text:name="__RefHeading___Toc1620_4263510089"/>find vs find_by with array values<text:bookmark-end text:name="__RefHeading___Toc1620_4263510089"/></text:h>
      <text:h text:style-name="P79" text:outline-level="1"><text:bookmark-start text:name="__RefHeading___Toc1622_4263510089"/>Revise STI association<text:bookmark-end text:name="__RefHeading___Toc1622_4263510089"/></text:h>
      <text:p text:style-name="P7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charset="x-symbol"/>
    <style:font-face style:name="Wingdings 2" svg:font-family="'Wingdings 2'" style:font-charset="x-symbol"/>
    <style:font-face style:name="OpenSymbol1" svg:font-family="OpenSymbol" style:font-adornments="Regular" style:font-pitch="variable" style:font-charset="x-symbol"/>
    <style:font-face style:name="Anonymous Pro" svg:font-family="'Anonymous Pro', Inconsolata, Menlo, Consolas, 'Bitstream Vera Sans Mono', 'Courier New', monospace"/>
    <style:font-face style:name="Arial1" svg:font-family="Arial"/>
    <style:font-face style:name="Consolas" svg:font-family="Consolas, 'Bitstream Vera Sans Mono', 'Courier New', Courier, monospace"/>
    <style:font-face style:name="Droid Sans Mono" svg:font-family="'Droid Sans Mono', monospace, monospace"/>
    <style:font-face style:name="Fira Mono" svg:font-family="'Fira Mono', Monaco, Consolas, 'Lucida Console', monospace"/>
    <style:font-face style:name="Helvetica W01" svg:font-family="'Helvetica W01'"/>
    <style:font-face style:name="Helvetica" svg:font-family="Helvetica, Arial, sans-serif"/>
    <style:font-face style:name="Lohit Devanagari1" svg:font-family="'Lohit Devanagari'"/>
    <style:font-face style:name="Merriweather" svg:font-family="Merriweather, sans-serif"/>
    <style:font-face style:name="Roboto" svg:font-family="Roboto, sans-serif"/>
    <style:font-face style:name="Rubik" svg:font-family="Rubik, system-ui, apple-system, BlinkMacSystemFont, 'Segoe UI', Roboto, 'Helvetica Neue', Arial, 'Noto Sans', sans-serif, 'Apple Color Emoji', 'Segoe UI Emoji', 'Segoe UI Symbol', 'Noto Color Emoji'"/>
    <style:font-face style:name="SancoaleSlab" svg:font-family="SancoaleSlab, Times, 'Times New Roman', serif"/>
    <style:font-face style:name="Slack-Lato" svg:font-family="Slack-Lato, Slack-Fractions, appleLogo, sans-serif"/>
    <style:font-face style:name="apple-system" svg:font-family="apple-system, BlinkMacSystemFont, 'Segoe UI Adjusted', 'Segoe UI', 'Liberation Sans', sans-serif"/>
    <style:font-face style:name="apple-system1" svg:font-family="apple-system, BlinkMacSystemFont, 'Segoe UI', Roboto, Oxygen, Ubuntu, Cantarell, 'Fira Sans', 'Droid Sans', 'Helvetica Neue', sans-serif"/>
    <style:font-face style:name="arial" svg:font-family="arial, sans-serif"/>
    <style:font-face style:name="inherit" svg:font-family="inherit"/>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Arial" svg:font-family="Arial" style:font-family-generic="roman" style:font-pitch="variable"/>
    <style:font-face style:name="Courier New" svg:font-family="'Courier New'"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arial1" svg:font-family="arial, sans-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Mono2"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1" svg:font-family="'Noto Sans Mono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Arial" fo:font-family="Arial" style:font-family-generic="roman" style:font-pitch="variable" fo:font-size="11pt" fo:language="en" fo:country="none" style:letter-kerning="fals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color="#111111" fo:font-size="130%" fo:font-weight="bold" fo:background-color="transparent"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style:font-name-complex="Arial2" style:font-family-complex="Arial" style:font-family-generic-complex="system" style:font-pitch-complex="variable"/>
    </style:style>
    <style:style style:name="ListLabel_20_20" style:display-name="ListLabel 20" style:family="text">
      <style:text-properties style:font-name-complex="Wingdings 21" style:font-family-complex="'Wingdings 2'"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Wingdings1" style:font-family-complex="Wingdings" style:font-family-generic-complex="system" style:font-pitch-complex="variable"/>
    </style:style>
    <style:style style:name="ListLabel_20_23" style:display-name="ListLabel 23" style:family="text">
      <style:text-properties style:font-name-complex="Wingdings 21" style:font-family-complex="'Wingdings 2'"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Wingdings1" style:font-family-complex="Wingdings" style:font-family-generic-complex="system" style:font-pitch-complex="variable"/>
    </style:style>
    <style:style style:name="ListLabel_20_26" style:display-name="ListLabel 26" style:family="text">
      <style:text-properties style:font-name-complex="Wingdings 21" style:font-family-complex="'Wingdings 2'"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Arial2" style:font-family-complex="Arial" style:font-family-generic-complex="system" style:font-pitch-complex="variable"/>
    </style:style>
    <style:style style:name="ListLabel_20_83" style:display-name="ListLabel 83" style:family="text">
      <style:text-properties style:font-name-complex="Wingdings 21" style:font-family-complex="'Wingdings 2'"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Wingdings1" style:font-family-complex="Wingdings" style:font-family-generic-complex="system" style:font-pitch-complex="variable"/>
    </style:style>
    <style:style style:name="ListLabel_20_86" style:display-name="ListLabel 86" style:family="text">
      <style:text-properties style:font-name-complex="Wingdings 21" style:font-family-complex="'Wingdings 2'"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Wingdings1" style:font-family-complex="Wingdings" style:font-family-generic-complex="system" style:font-pitch-complex="variable"/>
    </style:style>
    <style:style style:name="ListLabel_20_89" style:display-name="ListLabel 89" style:family="text">
      <style:text-properties style:font-name-complex="Wingdings 21" style:font-family-complex="'Wingdings 2'"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Arial2" style:font-family-complex="Arial" style:font-family-generic-complex="system" style:font-pitch-complex="variable"/>
    </style:style>
    <style:style style:name="ListLabel_20_92" style:display-name="ListLabel 92" style:family="text">
      <style:text-properties style:font-name-complex="Wingdings 21" style:font-family-complex="'Wingdings 2'"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Wingdings 21" style:font-family-complex="'Wingdings 2'"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Wingdings 21" style:font-family-complex="'Wingdings 2'"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Arial2" style:font-family-complex="Arial" style:font-family-generic-complex="system" style:font-pitch-complex="variable"/>
    </style:style>
    <style:style style:name="ListLabel_20_137" style:display-name="ListLabel 137" style:family="text">
      <style:text-properties style:font-name-complex="Wingdings 21" style:font-family-complex="'Wingdings 2'"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Wingdings1" style:font-family-complex="Wingdings" style:font-family-generic-complex="system" style:font-pitch-complex="variable"/>
    </style:style>
    <style:style style:name="ListLabel_20_140" style:display-name="ListLabel 140" style:family="text">
      <style:text-properties style:font-name-complex="Wingdings 21" style:font-family-complex="'Wingdings 2'"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Wingdings1" style:font-family-complex="Wingdings" style:font-family-generic-complex="system" style:font-pitch-complex="variable"/>
    </style:style>
    <style:style style:name="ListLabel_20_143" style:display-name="ListLabel 143" style:family="text">
      <style:text-properties style:font-name-complex="Wingdings 21" style:font-family-complex="'Wingdings 2'"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Arial2" style:font-family-complex="Arial" style:font-family-generic-complex="system" style:font-pitch-complex="variable"/>
    </style:style>
    <style:style style:name="ListLabel_20_110" style:display-name="ListLabel 110" style:family="text">
      <style:text-properties style:font-name-complex="Wingdings 21" style:font-family-complex="'Wingdings 2'"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Wingdings1" style:font-family-complex="Wingdings" style:font-family-generic-complex="system" style:font-pitch-complex="variable"/>
    </style:style>
    <style:style style:name="ListLabel_20_113" style:display-name="ListLabel 113" style:family="text">
      <style:text-properties style:font-name-complex="Wingdings 21" style:font-family-complex="'Wingdings 2'"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Wingdings1" style:font-family-complex="Wingdings" style:font-family-generic-complex="system" style:font-pitch-complex="variable"/>
    </style:style>
    <style:style style:name="ListLabel_20_116" style:display-name="ListLabel 116" style:family="text">
      <style:text-properties style:font-name-complex="Wingdings 21" style:font-family-complex="'Wingdings 2'"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 style:display-name="ListLabel 1" style:family="text">
      <style:text-properties style:font-name-complex="Arial2" style:font-family-complex="Arial" style:font-family-generic-complex="system" style:font-pitch-complex="variable"/>
    </style:style>
    <style:style style:name="ListLabel_20_2" style:display-name="ListLabel 2" style:family="text">
      <style:text-properties style:font-name-complex="Wingdings 21" style:font-family-complex="'Wingdings 2'"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 21" style:font-family-complex="'Wingdings 2'"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 21" style:font-family-complex="'Wingdings 2'"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Arial2" style:font-family-complex="Arial" style:font-family-generic-complex="system" style:font-pitch-complex="variable"/>
    </style:style>
    <style:style style:name="ListLabel_20_146" style:display-name="ListLabel 146" style:family="text">
      <style:text-properties style:font-name-complex="Wingdings 21" style:font-family-complex="'Wingdings 2'"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Wingdings1" style:font-family-complex="Wingdings" style:font-family-generic-complex="system" style:font-pitch-complex="variable"/>
    </style:style>
    <style:style style:name="ListLabel_20_149" style:display-name="ListLabel 149" style:family="text">
      <style:text-properties style:font-name-complex="Wingdings 21" style:font-family-complex="'Wingdings 2'"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Wingdings1" style:font-family-complex="Wingdings" style:font-family-generic-complex="system" style:font-pitch-complex="variable"/>
    </style:style>
    <style:style style:name="ListLabel_20_152" style:display-name="ListLabel 152" style:family="text">
      <style:text-properties style:font-name-complex="Wingdings 21" style:font-family-complex="'Wingdings 2'"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Source_20_Text" style:display-name="Source Text" style:family="text">
      <style:text-properties style:font-name="Liberation Mono1" fo:font-family="'Liberation Mono'" style:font-family-generic="roman" style:font-pitch="variable" style:font-name-asian="Noto Sans Mono CJK SC1" style:font-family-asian="'Noto Sans Mono CJK SC'" style:font-family-generic-asian="system" style:font-pitch-asian="variable" style:font-name-complex="Liberation Mono2" style:font-family-complex="'Liberation Mono'"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1"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22"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3"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4"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25"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6"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7"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83"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84"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85"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86"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87"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88"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9"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90"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9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93"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9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9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96"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9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9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99"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37"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138"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139"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140"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141"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142"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143"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144"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0"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111"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112"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113"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114"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115"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116"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117"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46"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147"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148"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149"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150"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151"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152"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153"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66"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9"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19T13:47:09.017623358</meta:creation-date>
    <dc:date>2023-07-31T14:57:46.561731566</dc:date>
    <meta:editing-duration>PT7H24M24S</meta:editing-duration>
    <meta:editing-cycles>24</meta:editing-cycles>
    <meta:generator>LibreOffice/6.4.7.2$Linux_X86_64 LibreOffice_project/40$Build-2</meta:generator>
    <meta:document-statistic meta:table-count="0" meta:image-count="0" meta:object-count="0" meta:page-count="26" meta:paragraph-count="461" meta:word-count="4954" meta:character-count="32497" meta:non-whitespace-character-count="27890"/>
  </office:meta>
</office:document-meta>
</file>